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fo:break-before="column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ubtitle">
      <style:paragraph-properties fo:text-align="start" style:justify-single-word="false"/>
      <style:text-properties fo:font-size="14pt" officeooo:rsid="0008ae02" officeooo:paragraph-rsid="0008ae02" style:font-size-asian="14pt" style:font-size-complex="14pt"/>
    </style:style>
    <style:style style:name="P2" style:family="paragraph" style:parent-style-name="Subtitle">
      <style:paragraph-properties fo:text-align="end" style:justify-single-word="false"/>
      <style:text-properties fo:font-size="14pt" fo:language="pl" fo:country="PL" officeooo:rsid="0008ae02" officeooo:paragraph-rsid="0008ae02" style:font-size-asian="12.25pt" style:font-size-complex="14pt"/>
    </style:style>
    <style:style style:name="P3" style:family="paragraph" style:parent-style-name="Standard">
      <style:text-properties fo:font-style="normal" fo:font-weight="normal" officeooo:rsid="003daf03" officeooo:paragraph-rsid="003daf03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3e95ca" officeooo:paragraph-rsid="003e95c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ize="9pt" fo:font-style="normal" fo:font-weight="normal" officeooo:rsid="003e95ca" officeooo:paragraph-rsid="003e95ca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tyle="normal" fo:font-weight="normal" officeooo:rsid="003daf03" officeooo:paragraph-rsid="003daf03" style:font-style-asian="normal" style:font-weight-asian="normal" style:font-style-complex="normal" style:font-weight-complex="normal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3e95ca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9pt" fo:font-style="normal" fo:font-weight="normal" officeooo:rsid="003e95ca" officeooo:paragraph-rsid="003e95ca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break-before="page"/>
      <style:text-properties fo:font-style="normal" fo:font-weight="normal" officeooo:rsid="003daf03" officeooo:paragraph-rsid="003daf0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break-before="page"/>
      <style:text-properties fo:font-style="normal" fo:font-weight="normal" officeooo:rsid="003e95ca" officeooo:paragraph-rsid="003e95ca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officeooo:paragraph-rsid="003e95ca"/>
    </style:style>
    <style:style style:name="P12" style:family="paragraph" style:parent-style-name="Text_20_body">
      <style:text-properties officeooo:rsid="0014a4c9" officeooo:paragraph-rsid="00090e95"/>
    </style:style>
    <style:style style:name="P13" style:family="paragraph" style:parent-style-name="Text_20_body">
      <style:text-properties officeooo:rsid="003b368a" officeooo:paragraph-rsid="003b368a"/>
    </style:style>
    <style:style style:name="P14" style:family="paragraph" style:parent-style-name="Text_20_body">
      <style:text-properties officeooo:paragraph-rsid="003b368a"/>
    </style:style>
    <style:style style:name="P15" style:family="paragraph" style:parent-style-name="Text_20_body" style:list-style-name="L1">
      <style:text-properties fo:font-style="normal" fo:font-weight="normal" officeooo:rsid="003b368a" officeooo:paragraph-rsid="003b368a" style:font-style-asian="normal" style:font-weight-asian="normal" style:font-style-complex="normal" style:font-weight-complex="normal"/>
    </style:style>
    <style:style style:name="P16" style:family="paragraph" style:parent-style-name="Text_20_body" style:list-style-name="L1">
      <style:text-properties fo:font-style="normal" fo:font-weight="normal" officeooo:rsid="003c7534" officeooo:paragraph-rsid="003c7534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officeooo:rsid="003c7534" officeooo:paragraph-rsid="003c7534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03c7534" officeooo:paragraph-rsid="003daf03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3daf03" officeooo:paragraph-rsid="003daf03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break-before="page"/>
      <style:text-properties fo:font-style="normal" fo:font-weight="normal" officeooo:rsid="003c7534" officeooo:paragraph-rsid="003daf03" style:font-style-asian="normal" style:font-weight-asian="normal" style:font-style-complex="normal" style:font-weight-complex="normal"/>
    </style:style>
    <style:style style:name="T1" style:family="text">
      <style:text-properties fo:color="#d73a49" loext:opacity="100%" style:font-name="JetBrains Mono" fo:font-size="10pt" fo:font-style="normal" fo:font-weight="normal" officeooo:rsid="003e95ca" style:font-size-asian="10pt" style:font-style-asian="normal" style:font-weight-asian="normal" style:font-style-complex="normal" style:font-weight-complex="normal"/>
    </style:style>
    <style:style style:name="T2" style:family="text">
      <style:text-properties fo:color="#d73a49" loext:opacity="100%" style:font-name="JetBrains Mono" fo:font-size="10pt" style:font-size-asian="10pt"/>
    </style:style>
    <style:style style:name="T3" style:family="text">
      <style:text-properties fo:color="#6f42c1" loext:opacity="100%" style:font-name="JetBrains Mono" fo:font-size="10pt" fo:font-style="normal" fo:font-weight="normal" officeooo:rsid="003e95ca" style:font-size-asian="10pt" style:font-style-asian="normal" style:font-weight-asian="normal" style:font-style-complex="normal" style:font-weight-complex="normal"/>
    </style:style>
    <style:style style:name="T4" style:family="text">
      <style:text-properties fo:color="#6f42c1" loext:opacity="100%" style:font-name="JetBrains Mono" fo:font-size="10pt" style:font-size-asian="10pt"/>
    </style:style>
    <style:style style:name="T5" style:family="text">
      <style:text-properties fo:color="#005cc5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5cc5" loext:opacity="100%" style:font-name="JetBrains Mono" fo:font-size="10pt" fo:font-style="normal" fo:font-weight="normal" officeooo:rsid="003e95ca" style:font-size-asian="10pt" style:font-style-asian="normal" style:font-weight-asian="normal" style:font-style-complex="normal" style:font-weight-complex="normal"/>
    </style:style>
    <style:style style:name="T7" style:family="text">
      <style:text-properties fo:color="#005cc5" loext:opacity="100%" style:font-name="JetBrains Mono" fo:font-size="10pt" style:font-size-asian="10pt"/>
    </style:style>
    <style:style style:name="T8" style:family="text">
      <style:text-properties style:text-position="0% 100%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italic" officeooo:rsid="003daf03" style:font-style-asian="italic" style:font-style-complex="italic"/>
    </style:style>
    <style:style style:name="T11" style:family="text">
      <style:text-properties style:text-position="0% 100%" officeooo:rsid="003daf03"/>
    </style:style>
    <style:style style:name="T12" style:family="text">
      <style:text-properties fo:color="#032f62" loext:opacity="100%" style:font-name="JetBrains Mono" fo:font-size="10pt" fo:font-style="normal" fo:font-weight="normal" officeooo:rsid="003e95ca" style:font-size-asian="10pt" style:font-style-asian="normal" style:font-weight-asian="normal" style:font-style-complex="normal" style:font-weight-complex="normal"/>
    </style:style>
    <style:style style:name="T13" style:family="text">
      <style:text-properties fo:color="#032f62" loext:opacity="100%" style:font-name="JetBrains Mono" fo:font-size="10pt" style:font-size-asian="10pt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fo:language="pl" fo:country="PL" officeooo:rsid="0039568b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3c7534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Liberation Sans" officeooo:rsid="00375c39" style:font-name-asian="Microsoft YaHei" style:font-name-complex="Arial"/>
    </style:style>
    <style:style style:name="T20" style:family="text">
      <style:text-properties officeooo:rsid="003b368a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b368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e95ca" style:font-style-asian="normal" style:font-weight-asian="normal" style:font-style-complex="normal" style:font-weight-complex="normal"/>
    </style:style>
    <style:style style:name="T24" style:family="text">
      <style:text-properties officeooo:rsid="003c7534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1f542e" loext:opacity="100%" style:font-name="JetBrains Mono" fo:font-size="10pt" fo:font-weight="bold" style:font-size-asian="10pt" style:font-weight-asian="bold"/>
    </style:style>
    <style:style style:name="T27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08080" loext:opacity="100%" style:font-name="JetBrains Mono" fo:font-size="10pt" fo:font-style="normal" fo:font-weight="normal" officeooo:rsid="003e95ca" style:font-size-asian="10pt" style:font-style-asian="normal" style:font-weight-asian="normal" style:font-style-complex="normal" style:font-weight-complex="normal"/>
    </style:style>
    <style:style style:name="T29" style:family="text">
      <style:text-properties fo:color="#008080" loext:opacity="100%" style:font-name="JetBrains Mono" fo:font-size="10pt" style:font-size-asian="10pt"/>
    </style:style>
    <style:style style:name="T3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000000" loext:opacity="100%" style:font-name="JetBrains Mono" fo:font-size="10pt" fo:font-style="normal" fo:font-weight="normal" officeooo:rsid="003e95ca" style:font-size-asian="10pt" style:font-style-asian="normal" style:font-weight-asian="normal" style:font-style-complex="normal" style:font-weight-complex="normal"/>
    </style:style>
    <style:style style:name="T32" style:family="text">
      <style:text-properties fo:color="#000000" loext:opacity="100%" style:font-name="JetBrains Mono" fo:font-size="10pt" fo:font-style="normal" fo:font-weight="normal" officeooo:rsid="003e95ca" style:font-size-asian="10pt" style:font-style-asian="normal" style:font-weight-asian="normal"/>
    </style:style>
    <style:style style:name="T33" style:family="text">
      <style:text-properties fo:color="#000000" loext:opacity="100%" style:font-name="JetBrains Mono" fo:font-size="10pt" style:font-size-asian="10pt"/>
    </style:style>
    <style:style style:name="T34" style:family="text">
      <style:text-properties fo:color="#000000" loext:opacity="100%" style:font-name="JetBrains Mono"/>
    </style:style>
    <style:style style:name="T35" style:family="text">
      <style:text-properties fo:color="#b31d28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b31d28" loext:opacity="100%" style:font-name="JetBrains Mono" fo:font-size="10pt" fo:font-style="normal" fo:font-weight="normal" officeooo:rsid="003e95ca" style:font-size-asian="10pt" style:font-style-asian="normal" style:font-weight-asian="normal" style:font-style-complex="normal" style:font-weight-complex="normal"/>
    </style:style>
    <style:style style:name="T37" style:family="text">
      <style:text-properties fo:color="#b31d28" loext:opacity="100%" style:font-name="JetBrains Mono" fo:font-size="10pt" style:font-size-asian="10pt"/>
    </style:style>
    <style:style style:name="T38" style:family="text">
      <style:text-properties fo:color="#e16227" loext:opacity="100%" style:font-name="JetBrains Mono" fo:font-size="10pt" fo:font-style="normal" fo:font-weight="normal" officeooo:rsid="003e95ca" style:font-size-asian="10pt" style:font-style-asian="normal" style:font-weight-asian="normal" style:font-style-complex="normal" style:font-weight-complex="normal"/>
    </style:style>
    <style:style style:name="T39" style:family="text">
      <style:text-properties fo:color="#e16227" loext:opacity="100%" style:font-name="JetBrains Mono" fo:font-size="10pt" style:font-size-asian="10pt"/>
    </style:style>
    <style:style style:name="T40" style:family="text">
      <style:text-properties fo:color="#371f80" loext:opacity="100%" style:font-name="JetBrains Mono" fo:font-size="10pt" style:font-size-asian="10pt"/>
    </style:style>
    <style:style style:name="T41" style:family="text">
      <style:text-properties officeooo:rsid="003e95ca"/>
    </style:style>
    <style:style style:name="T42" style:family="text">
      <style:text-properties fo:color="#183691" loext:opacity="100%" style:font-name="JetBrains Mono" fo:font-size="10pt" fo:font-style="normal" fo:font-weight="normal" officeooo:rsid="003e95ca" style:font-size-asian="10pt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Laboratorium <text:span text:style-name="T15">5</text:span></text:p>
      <table:table table:name="Table1" table:style-name="Table1">
        <table:table-column table:style-name="Table1.A"/>
        <table:table-column table:style-name="Table1.B"/>
        <table:table-row table:style-name="TableLine1803148930240">
          <table:table-cell table:style-name="Table1.A1" office:value-type="string">
            <text:p text:style-name="P1">Artem Buhera<text:line-break/>GĆ01 135678</text:p>
          </table:table-cell>
          <table:table-cell table:style-name="Table1.A1" office:value-type="string">
            <text:p text:style-name="P2"><text:span text:style-name="T19">19.04</text:span>.2021</text:p>
          </table:table-cell>
        </table:table-row>
      </table:table>
      <text:p text:style-name="P12"><text:tab/><text:line-break/><text:span text:style-name="T20">Dany laboratorium polega na zaimplementowaniu programu do rozwiązywania układów równań w postaci</text:span><text:span text:style-name="T20"><draw:frame draw:style-name="fr1" draw:name="Object2" text:anchor-type="as-char" svg:y="-0.443cm" svg:width="1.187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2">, realizujący dekompozycję LU przy zastosowaniu eliminacji Gaussa z częściowym wyborem elementu podstawowego.</text:span></text:p>
      <text:p text:style-name="P13"><text:span text:style-name="T21">Dekompozycja LU polega na rozkładzie podanej macierzy </text:span><text:span text:style-name="T18">A</text:span><text:span text:style-name="T21"> na iloczyn dwóch macierzy</text:span><text:span text:style-name="T18"> L</text:span><text:span text:style-name="T21"> i </text:span><text:span text:style-name="T18">U</text:span><text:span text:style-name="T21">.</text:span></text:p>
      <text:p text:style-name="P14"><text:span text:style-name="T22">Przeprowadzamy ją poprzez eliminację Gaussa – czyli:</text:span></text:p>
      <text:list xml:id="list1206638695" text:style-name="L1">
        <text:list-item>
          <text:p text:style-name="P15">od każdego wiersza macierzy <text:span text:style-name="T16">A</text:span>, zaczynając od drugiego, odejmujemy poprzedni wiersz dzielony przez wartość pierwszego elementu aktualnego wiersza</text:p>
          <text:list>
            <text:list-item>
              <text:p text:style-name="P16">w wyniku tego otrzymujemy zera na pierwszych miejscach wiersza</text:p>
            </text:list-item>
          </text:list>
        </text:list-item>
        <text:list-item>
          <text:p text:style-name="P15">jednocześnie tworzymy macierz dolnotrójkątną<text:span text:style-name="T16"> L</text:span>, która składa się <text:span text:style-name="T24">z tych "dzielników"</text:span></text:p>
        </text:list-item>
        <text:list-item>
          <text:p text:style-name="P15">w przypadku, gdy dany element jest równy lub bliski zeru, przeprowadzamy zamiane miejscami aktualnego wiersza, a tego, który z poniższych ma największą wartość bezwzględną elementu o tej samej kolumnie</text:p>
          <text:list>
            <text:list-item>
              <text:p text:style-name="P15">robimy <text:span text:style-name="T24">tą zamianę wierzy o odpowiednich w macierzach </text:span><text:span text:style-name="T17">L</text:span><text:span text:style-name="T24">, </text:span><text:span text:style-name="T17">U</text:span><text:span text:style-name="T24"> oraz wektorze </text:span><text:span text:style-name="T24"><draw:frame draw:style-name="fr1" draw:name="Object3" text:anchor-type="as-char" svg:y="-0.443cm" svg:width="0.235cm" svg:height="0.534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    </text:list-item>
          </text:list>
        </text:list-item>
        <text:list-item>
          <text:p text:style-name="P16">powtarzamy prodecurę, zaczynając o jeden wiersz niżej</text:p>
        </text:list-item>
      </text:list>
      <text:p text:style-name="P17">W wyniku tej dokompozycji macierz <text:span text:style-name="T25">A</text:span> zamienia się na macierz górnotrójkątną <text:span text:style-name="T25">U</text:span>.</text:p>
      <text:p text:style-name="P17">Motywacją użycia dekompozycji LU zamiast samej eliminacji Gaussa jest przekształcenie równania <text:span text:style-name="T16">Ax=b</text:span> w dany sposób:</text:p>
      <text:p text:style-name="P17"><draw:frame draw:style-name="fr1" draw:name="Object1" text:anchor-type="as-char" svg:y="-0.64cm" svg:width="8.846cm" svg:height="1.1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>Korzystając się z tego faktu, że macierzy <text:span text:style-name="T16">L</text:span> i <text:span text:style-name="T16">U</text:span> są odpowiednio dolno- i górnotrójkątne, możemy w prosty sposób obliczyć z pierwszego równania wektor<draw:frame draw:style-name="fr1" draw:name="Object5" text:anchor-type="as-char" svg:y="-0.377cm" svg:width="0.266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a po tym szukany wektor rozwiązań<text:span text:style-name="T16"><draw:frame draw:style-name="fr1" draw:name="Object6" text:anchor-type="as-char" svg:y="-0.377cm" svg:width="0.235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 z drugiego. Także pozwala nam to rozwiązywać wiele równań w postaci <text:span text:style-name="T14"><draw:frame draw:style-name="fr1" draw:name="Object4" text:anchor-type="as-char" svg:y="-0.443cm" svg:width="3.574cm" svg:height="0.596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, </text:span><text:span text:style-name="T8">gdzie macierz </text:span><text:span text:style-name="T9">A</text:span><text:span text:style-name="T8"> jest ta sama, bez przeprowadzenia obliczeń z jej powtórnym użyciem, co by skutkowało zwiększeniem kosztów obliczeniowych.</text:span></text:p>
      <text:p text:style-name="P20"><text:span text:style-name="T8">Do implementacji programu w języku C++ zostały stworzone dwie dodatkowe klasy </text:span><text:span text:style-name="T10">Matrix</text:span><text:span text:style-name="T8"> oraz </text:span><text:span text:style-name="T10">V</text:span><text:span text:style-name="T9">ector </text:span><text:span text:style-name="T8">na podstawie</text:span><text:span text:style-name="T11"> struktury danych</text:span><text:span text:style-name="T8"> </text:span><text:span text:style-name="T9">std::array</text:span><text:span text:style-name="T10"> </text:span><text:span text:style-name="T11">ze</text:span><text:span text:style-name="T10"> </text:span><text:span text:style-name="T11">standardowej biblioteki szablonów</text:span><text:span text:style-name="T8">.</text:span><text:span text:style-name="T11"> </text:span></text:p>
      <text:p text:style-name="P18"><text:span text:style-name="T11">Wybór danej struktury zamiast zwykłych list pozwala na użycie stworzonych metod i funkcji dla macierzy i wektorów o dynamicznym rozmiarze praktycznie bez żadnych obciążeń pamięciowych i obliczeniowych.</text:span></text:p>
      <text:p text:style-name="P19"><text:span text:style-name="T8">vector.h:</text:span></text:p>
      <text:p text:style-name="P6"><text:span text:style-name="T4">#include </text:span><text:span text:style-name="T13">&lt;array&gt;</text:span><text:line-break/><text:span text:style-name="T4">#include </text:span><text:span text:style-name="T13">&lt;ostream&gt;</text:span><text:line-break/><text:span text:style-name="T4">#include </text:span><text:span text:style-name="T13">&lt;iostream&gt;</text:span><text:line-break/><text:span text:style-name="T4">#include </text:span><text:span text:style-name="T13">&lt;iomanip&gt;</text:span><text:line-break/><text:line-break/><text:span text:style-name="T4">#ifndef </text:span><text:span text:style-name="T26">VECTOR_H</text:span><text:line-break/><text:span text:style-name="T4">#define </text:span><text:span text:style-name="T26">VECTOR_H</text:span><text:line-break/><text:span text:style-name="T2">using namespace </text:span><text:span text:style-name="T29">std</text:span><text:span text:style-name="T33">;</text:span><text:line-break/><text:line-break/><text:span text:style-name="T2">template </text:span><text:span text:style-name="T37">&lt;</text:span><text:span text:style-name="T2">int </text:span><text:span text:style-name="T7">N</text:span><text:span text:style-name="T37">&gt;</text:span><text:line-break/><text:span text:style-name="T2">class </text:span><text:span text:style-name="T29">Vector</text:span><text:span text:style-name="T37">: </text:span><text:span text:style-name="T2">public </text:span><text:span text:style-name="T29">array</text:span><text:span text:style-name="T37">&lt;</text:span><text:span text:style-name="T2">double</text:span><text:span text:style-name="T33">,</text:span><text:span text:style-name="T7">N</text:span><text:span text:style-name="T37">&gt; </text:span><text:span text:style-name="T33">{</text:span><text:line-break/><text:span text:style-name="T2">public</text:span><text:span text:style-name="T37">:</text:span><text:line-break/><text:line-break/><text:span text:style-name="T37"> <text:s text:c="3"/></text:span><text:span text:style-name="T2">void </text:span><text:span text:style-name="T4">swapElements</text:span><text:span text:style-name="T33">(</text:span><text:span text:style-name="T2">int </text:span><text:span text:style-name="T39">a</text:span><text:span text:style-name="T33">, </text:span><text:span text:style-name="T2">int </text:span><text:span text:style-name="T39">b</text:span><text:span text:style-name="T33">) {</text:span><text:line-break/><text:span text:style-name="T33"> <text:s text:c="7"/></text:span><text:span text:style-name="T29">std</text:span><text:span text:style-name="T37">::</text:span><text:span text:style-name="T33">swap((</text:span><text:span text:style-name="T37">*</text:span><text:span text:style-name="T2">this</text:span><text:span text:style-name="T33">)[</text:span><text:span text:style-name="T39">a</text:span><text:span text:style-name="T33">], (</text:span><text:span text:style-name="T37">*</text:span><text:span text:style-name="T2">this</text:span><text:span text:style-name="T33">)[</text:span><text:span text:style-name="T39">b</text:span><text:span text:style-name="T33">]);</text:span><text:line-break/><text:span text:style-name="T33"> <text:s text:c="3"/>}</text:span><text:line-break/><text:line-break/><text:span text:style-name="T33"> <text:s text:c="3"/></text:span><text:span text:style-name="T2">void </text:span><text:span text:style-name="T4">print</text:span><text:span text:style-name="T33">(</text:span><text:span text:style-name="T2">int </text:span><text:span text:style-name="T39">width</text:span><text:span text:style-name="T37">=</text:span><text:span text:style-name="T7">10</text:span><text:span text:style-name="T33">) {</text:span><text:line-break/><text:span text:style-name="T33"> <text:s text:c="7"/></text:span><text:span text:style-name="T2">for </text:span><text:span text:style-name="T33">(</text:span><text:span text:style-name="T2">auto </text:span><text:span text:style-name="T33">value </text:span><text:span text:style-name="T37">: </text:span><text:span text:style-name="T33">(</text:span><text:span text:style-name="T37">*</text:span><text:span text:style-name="T2">this</text:span><text:span text:style-name="T33">)) {</text:span><text:line-break/><text:span text:style-name="T33"> <text:s text:c="11"/></text:span><text:span text:style-name="T2">if </text:span><text:span text:style-name="T33">(abs(value) </text:span><text:span text:style-name="T37">&lt; </text:span><text:span text:style-name="T7">1.0e-300</text:span><text:span text:style-name="T33">) value </text:span><text:span text:style-name="T37">= </text:span><text:span text:style-name="T7">0.0</text:span><text:span text:style-name="T33">;</text:span><text:line-break/><text:span text:style-name="T33"> <text:s text:c="11"/></text:span><text:span text:style-name="T29">std</text:span><text:span text:style-name="T37">::</text:span><text:span text:style-name="T4">cout </text:span><text:span text:style-name="T29">&lt;&lt; std</text:span><text:span text:style-name="T37">::</text:span><text:span text:style-name="T33">setw(</text:span><text:span text:style-name="T39">width</text:span><text:span text:style-name="T33">) </text:span><text:span text:style-name="T37">&lt;&lt; </text:span><text:span text:style-name="T33">value </text:span><text:span text:style-name="T37">&lt;&lt; </text:span><text:span text:style-name="T13">" "</text:span><text:span text:style-name="T33">;</text:span><text:line-break/><text:span text:style-name="T33"> <text:s text:c="7"/>}</text:span><text:line-break/><text:span text:style-name="T33"> <text:s text:c="7"/></text:span><text:span text:style-name="T29">std</text:span><text:span text:style-name="T37">::</text:span><text:span text:style-name="T4">cout </text:span><text:span text:style-name="T29">&lt;&lt; std</text:span><text:span text:style-name="T37">::</text:span><text:span text:style-name="T33">endl;</text:span><text:line-break/><text:span text:style-name="T33"> <text:s text:c="3"/>}</text:span><text:line-break/><text:line-break/><text:span text:style-name="T33"> <text:s text:c="3"/></text:span><text:span text:style-name="T2">void </text:span><text:span text:style-name="T4">print</text:span><text:span text:style-name="T33">(</text:span><text:span text:style-name="T2">const </text:span><text:span text:style-name="T29">std</text:span><text:span text:style-name="T37">::</text:span><text:span text:style-name="T40">string </text:span><text:span text:style-name="T37">&amp;</text:span><text:span text:style-name="T39">text</text:span><text:span text:style-name="T33">, </text:span><text:span text:style-name="T2">int </text:span><text:span text:style-name="T39">width</text:span><text:span text:style-name="T37">=</text:span><text:span text:style-name="T7">10</text:span><text:span text:style-name="T33">) {</text:span><text:line-break/><text:span text:style-name="T33"> <text:s text:c="7"/></text:span><text:span text:style-name="T29">std</text:span><text:span text:style-name="T37">::</text:span><text:span text:style-name="T4">cout </text:span><text:span text:style-name="T29">&lt;&lt; </text:span><text:span text:style-name="T39">text </text:span><text:span text:style-name="T29">&lt;&lt; std</text:span><text:span text:style-name="T37">::</text:span><text:span text:style-name="T33">endl;</text:span><text:line-break/><text:span text:style-name="T33"> <text:s text:c="7"/></text:span><text:span text:style-name="T4">print</text:span><text:span text:style-name="T33">(</text:span><text:span text:style-name="T39">width</text:span><text:span text:style-name="T33">);</text:span><text:line-break/><text:span text:style-name="T33"> <text:s text:c="3"/>}</text:span><text:line-break/><text:span text:style-name="T33">};</text:span><text:line-break/><text:line-break/><text:span text:style-name="T4">#endif</text:span></text:p>
      <text:p text:style-name="P3"/>
      <text:p text:style-name="P9">matrix.h:</text:p>
      <text:p text:style-name="P3"/>
      <text:p text:style-name="P6"><text:span text:style-name="T4">#include </text:span><text:span text:style-name="T13">"vector.h"</text:span><text:line-break/><text:line-break/><text:span text:style-name="T4">#ifndef </text:span><text:span text:style-name="T26">MATRIX_H</text:span><text:line-break/><text:span text:style-name="T4">#define </text:span><text:span text:style-name="T26">MATRIX_H</text:span><text:line-break/><text:span text:style-name="T2">using namespace </text:span><text:span text:style-name="T29">std</text:span><text:span text:style-name="T33">;</text:span><text:line-break/><text:line-break/><text:span text:style-name="T2">template</text:span><text:span text:style-name="T37">&lt;</text:span><text:span text:style-name="T2">int </text:span><text:span text:style-name="T7">N</text:span><text:span text:style-name="T33">, </text:span><text:span text:style-name="T2">int </text:span><text:span text:style-name="T7">M</text:span><text:span text:style-name="T37">&gt;</text:span><text:line-break/><text:span text:style-name="T2">class </text:span><text:span text:style-name="T29">Matrix </text:span><text:span text:style-name="T37">: </text:span><text:span text:style-name="T29">array</text:span><text:span text:style-name="T37">&lt;</text:span><text:span text:style-name="T29">Vector</text:span><text:span text:style-name="T37">&lt;</text:span><text:span text:style-name="T7">N</text:span><text:span text:style-name="T37">&gt;</text:span><text:span text:style-name="T33">, </text:span><text:span text:style-name="T7">M</text:span><text:span text:style-name="T37">&gt; </text:span><text:span text:style-name="T33">{</text:span><text:line-break/><text:span text:style-name="T2">public</text:span><text:span text:style-name="T37">:</text:span><text:line-break/><text:span text:style-name="T37"> <text:s text:c="3"/></text:span><text:span text:style-name="T4">Matrix</text:span><text:span text:style-name="T37">&lt;</text:span><text:span text:style-name="T33">N, M</text:span><text:span text:style-name="T37">&gt;</text:span><text:span text:style-name="T33">() </text:span><text:span text:style-name="T37">= </text:span><text:span text:style-name="T2">default</text:span><text:span text:style-name="T33">;</text:span><text:line-break/><text:span text:style-name="T33"> <text:s text:c="3"/></text:span><text:span text:style-name="T4">Matrix</text:span><text:span text:style-name="T37">&lt;</text:span><text:span text:style-name="T33">N, M</text:span><text:span text:style-name="T37">&gt;</text:span><text:span text:style-name="T33">(</text:span><text:span text:style-name="T29">array</text:span><text:span text:style-name="T37">&lt;</text:span><text:span text:style-name="T29">Vector</text:span><text:span text:style-name="T37">&lt;</text:span><text:span text:style-name="T7">N</text:span><text:span text:style-name="T37">&gt;</text:span><text:span text:style-name="T33">, </text:span><text:span text:style-name="T7">M</text:span><text:span text:style-name="T37">&gt; </text:span><text:span text:style-name="T39">a</text:span><text:span text:style-name="T33">) </text:span><text:span text:style-name="T37">: </text:span><text:span text:style-name="T33">array</text:span><text:span text:style-name="T37">&lt;</text:span><text:span text:style-name="T29">Vector</text:span><text:span text:style-name="T37">&lt;</text:span><text:span text:style-name="T7">N</text:span><text:span text:style-name="T37">&gt;</text:span><text:span text:style-name="T33">, </text:span><text:span text:style-name="T7">M</text:span><text:span text:style-name="T37">&gt; </text:span><text:span text:style-name="T33">(</text:span><text:span text:style-name="T39">a</text:span><text:span text:style-name="T33">) {}</text:span><text:line-break/><text:line-break/><text:span text:style-name="T33"> <text:s text:c="3"/></text:span><text:span text:style-name="T2">using </text:span><text:span text:style-name="T29">array</text:span><text:span text:style-name="T37">&lt;</text:span><text:span text:style-name="T29">Vector</text:span><text:span text:style-name="T37">&lt;</text:span><text:span text:style-name="T7">N</text:span><text:span text:style-name="T37">&gt;</text:span><text:span text:style-name="T33">, </text:span><text:span text:style-name="T7">M</text:span><text:span text:style-name="T37">&gt;::</text:span><text:span text:style-name="T2">operator</text:span><text:span text:style-name="T33">[];</text:span><text:line-break/><text:line-break/><text:span text:style-name="T33"> <text:s text:c="3"/></text:span><text:span text:style-name="T2">void </text:span><text:span text:style-name="T4">swapRows</text:span><text:span text:style-name="T33">(</text:span><text:span text:style-name="T2">int </text:span><text:span text:style-name="T39">a</text:span><text:span text:style-name="T33">, </text:span><text:span text:style-name="T2">int </text:span><text:span text:style-name="T39">b</text:span><text:span text:style-name="T33">) {</text:span><text:line-break/><text:span text:style-name="T33"> <text:s text:c="7"/>swap((</text:span><text:span text:style-name="T37">*</text:span><text:span text:style-name="T2">this</text:span><text:span text:style-name="T33">)[</text:span><text:span text:style-name="T39">a</text:span><text:span text:style-name="T33">], (</text:span><text:span text:style-name="T37">*</text:span><text:span text:style-name="T2">this</text:span><text:span text:style-name="T33">)[</text:span><text:span text:style-name="T39">b</text:span><text:span text:style-name="T33">]);</text:span><text:line-break/><text:span text:style-name="T33"> <text:s text:c="3"/>};</text:span><text:line-break/><text:line-break/><text:span text:style-name="T33"> <text:s text:c="3"/></text:span><text:span text:style-name="T2">void </text:span><text:span text:style-name="T4">print</text:span><text:span text:style-name="T33">(</text:span><text:span text:style-name="T2">int </text:span><text:span text:style-name="T39">width</text:span><text:span text:style-name="T37">=</text:span><text:span text:style-name="T7">8</text:span><text:span text:style-name="T33">) </text:span><text:span text:style-name="T2">const </text:span><text:span text:style-name="T33">{</text:span><text:line-break/><text:span text:style-name="T33"> <text:s text:c="7"/></text:span><text:span text:style-name="T2">for </text:span><text:span text:style-name="T33">(</text:span><text:span text:style-name="T29">Vector </text:span><text:span text:style-name="T33">row </text:span><text:span text:style-name="T37">: </text:span><text:span text:style-name="T33">(</text:span><text:span text:style-name="T37">*</text:span><text:span text:style-name="T2">this</text:span><text:span text:style-name="T33">))</text:span><text:line-break/><text:span text:style-name="T33"> <text:s text:c="11"/>row.</text:span><text:span text:style-name="T4">print</text:span><text:span text:style-name="T33">(</text:span><text:span text:style-name="T39">width</text:span><text:span text:style-name="T33">);</text:span><text:line-break/><text:span text:style-name="T33"> <text:s text:c="7"/></text:span><text:span text:style-name="T29">std</text:span><text:span text:style-name="T37">::</text:span><text:span text:style-name="T4">cout </text:span><text:span text:style-name="T29">&lt;&lt; std</text:span><text:span text:style-name="T37">::</text:span><text:span text:style-name="T33">endl;</text:span><text:line-break/><text:span text:style-name="T33"> <text:s text:c="3"/>}</text:span><text:line-break/><text:line-break/><text:span text:style-name="T33"> <text:s text:c="3"/></text:span><text:span text:style-name="T2">void </text:span><text:span text:style-name="T4">print</text:span><text:span text:style-name="T33">(</text:span><text:span text:style-name="T40">string </text:span><text:span text:style-name="T39">text</text:span><text:span text:style-name="T33">, </text:span><text:span text:style-name="T2">int </text:span><text:span text:style-name="T39">width</text:span><text:span text:style-name="T37">=</text:span><text:span text:style-name="T7">8</text:span><text:span text:style-name="T33">) </text:span><text:span text:style-name="T2">const </text:span><text:span text:style-name="T33">{</text:span><text:line-break/><text:span text:style-name="T33"> <text:s text:c="7"/></text:span><text:span text:style-name="T29">std</text:span><text:span text:style-name="T37">::</text:span><text:span text:style-name="T4">cout </text:span><text:span text:style-name="T29">&lt;&lt; </text:span><text:span text:style-name="T39">text </text:span><text:span text:style-name="T29">&lt;&lt; std</text:span><text:span text:style-name="T37">::</text:span><text:span text:style-name="T33">endl;</text:span><text:line-break/><text:span text:style-name="T33"> <text:s text:c="7"/></text:span><text:span text:style-name="T2">for </text:span><text:span text:style-name="T33">(</text:span><text:span text:style-name="T29">Vector </text:span><text:span text:style-name="T33">row </text:span><text:span text:style-name="T37">: </text:span><text:span text:style-name="T33">(</text:span><text:span text:style-name="T37">*</text:span><text:span text:style-name="T2">this</text:span><text:span text:style-name="T33">))</text:span><text:line-break/><text:span text:style-name="T33"> <text:s text:c="11"/>row.</text:span><text:span text:style-name="T4">print</text:span><text:span text:style-name="T33">(</text:span><text:span text:style-name="T39">width</text:span><text:span text:style-name="T33">);</text:span><text:line-break/><text:span text:style-name="T33"> <text:s text:c="7"/></text:span><text:span text:style-name="T29">std</text:span><text:span text:style-name="T37">::</text:span><text:span text:style-name="T4">cout </text:span><text:span text:style-name="T29">&lt;&lt; std</text:span><text:span text:style-name="T37">::</text:span><text:span text:style-name="T33">endl;</text:span><text:line-break/><text:span text:style-name="T33"> <text:s text:c="3"/>}</text:span><text:line-break/><text:span text:style-name="T33">};</text:span><text:line-break/><text:line-break/><text:span text:style-name="T2">template </text:span><text:span text:style-name="T37">&lt;</text:span><text:span text:style-name="T2">int </text:span><text:span text:style-name="T7">N</text:span><text:span text:style-name="T33">, </text:span><text:span text:style-name="T2">int </text:span><text:span text:style-name="T7">M</text:span><text:span text:style-name="T37">&gt;</text:span><text:line-break/><text:span text:style-name="T29">Vector</text:span><text:span text:style-name="T37">&lt;</text:span><text:span text:style-name="T7">N</text:span><text:span text:style-name="T37">&gt; </text:span><text:span text:style-name="T4">matrixTimesVector</text:span><text:span text:style-name="T33">(</text:span><text:span text:style-name="T2">const </text:span><text:span text:style-name="T29">Matrix</text:span><text:span text:style-name="T37">&lt;</text:span><text:span text:style-name="T7">N</text:span><text:span text:style-name="T33">, </text:span><text:span text:style-name="T7">M</text:span><text:span text:style-name="T37">&gt; &amp;</text:span><text:span text:style-name="T39">A</text:span><text:span text:style-name="T33">, </text:span><text:span text:style-name="T2">const </text:span><text:span text:style-name="T29">Vector</text:span><text:span text:style-name="T37">&lt;</text:span><text:span text:style-name="T7">M</text:span><text:span text:style-name="T37">&gt; &amp;</text:span><text:span text:style-name="T39">x</text:span><text:span text:style-name="T33">) {</text:span><text:line-break/><text:span text:style-name="T33"> <text:s text:c="3"/></text:span><text:span text:style-name="T29">Vector</text:span><text:span text:style-name="T37">&lt;</text:span><text:span text:style-name="T7">N</text:span><text:span text:style-name="T37">&gt; </text:span><text:span text:style-name="T33">result;</text:span><text:line-break/><text:line-break/><text:span text:style-name="T33"> <text:s text:c="3"/></text:span><text:span text:style-name="T2">for </text:span><text:span text:style-name="T33">(</text:span><text:span text:style-name="T2">int </text:span><text:span text:style-name="T33">i </text:span><text:span text:style-name="T37">= </text:span><text:span text:style-name="T7">0</text:span><text:span text:style-name="T33">; i </text:span><text:span text:style-name="T37">&lt; </text:span><text:span text:style-name="T7">N</text:span><text:span text:style-name="T33">; i</text:span><text:span text:style-name="T37">++</text:span><text:span text:style-name="T33">) {</text:span><text:line-break/><text:span text:style-name="T33"> <text:s text:c="7"/></text:span><text:span text:style-name="T2">double </text:span><text:span text:style-name="T33">sum </text:span><text:span text:style-name="T37">= </text:span><text:span text:style-name="T7">0.0</text:span><text:span text:style-name="T33">;</text:span><text:line-break/><text:span text:style-name="T33"> <text:s text:c="7"/></text:span><text:span text:style-name="T2">for </text:span><text:span text:style-name="T33">(</text:span><text:span text:style-name="T2">int </text:span><text:span text:style-name="T33">j </text:span><text:span text:style-name="T37">= </text:span><text:span text:style-name="T7">0</text:span><text:span text:style-name="T33">; j </text:span><text:span text:style-name="T37">&lt; </text:span><text:span text:style-name="T7">M</text:span><text:span text:style-name="T33">; j</text:span><text:span text:style-name="T37">++</text:span><text:span text:style-name="T33">)</text:span><text:line-break/><text:span text:style-name="T33"> <text:s text:c="11"/>sum </text:span><text:span text:style-name="T37">+= </text:span><text:span text:style-name="T39">A</text:span><text:span text:style-name="T33">[i][j] </text:span><text:span text:style-name="T37">* </text:span><text:span text:style-name="T39">x</text:span><text:span text:style-name="T33">[j];</text:span><text:line-break/><text:span text:style-name="T33"> <text:s text:c="7"/>result[i] </text:span><text:span text:style-name="T37">= </text:span><text:span text:style-name="T33">sum;</text:span><text:line-break/><text:span text:style-name="T33"> <text:s text:c="3"/>}</text:span><text:line-break/><text:line-break/><text:span text:style-name="T33"> <text:s text:c="3"/></text:span><text:span text:style-name="T2">return </text:span><text:span text:style-name="T33">result;</text:span><text:line-break/><text:span text:style-name="T33">}</text:span><text:line-break/><text:line-break/><text:span text:style-name="T4">#endif</text:span></text:p>
      <text:p text:style-name="P3"/>
      <text:p text:style-name="P10">Główny program:</text:p>
      <text:p text:style-name="P4"/>
      <text:p text:style-name="P7"><text:span text:style-name="T3">#include </text:span><text:span text:style-name="T12">"vector.h"</text:span><text:span text:style-name="T23"><text:line-break/></text:span><text:span text:style-name="T3">#include </text:span><text:span text:style-name="T12">"matrix.h"</text:span><text:span text:style-name="T23"><text:line-break/><text:line-break/></text:span><text:span text:style-name="T1">using namespace </text:span><text:span text:style-name="T28">std</text:span><text:span text:style-name="T31">;</text:span><text:span text:style-name="T23"><text:line-break/><text:line-break/><text:line-break/></text:span><text:span text:style-name="T1">template </text:span><text:span text:style-name="T36">&lt;</text:span><text:span text:style-name="T1">int </text:span><text:span text:style-name="T6">N</text:span><text:span text:style-name="T31">, </text:span><text:span text:style-name="T1">int </text:span><text:span text:style-name="T6">M</text:span><text:span text:style-name="T36">&gt; </text:span><text:span text:style-name="T1">int </text:span><text:span text:style-name="T3">getPartialPivot</text:span><text:span text:style-name="T31">(</text:span><text:span text:style-name="T1">const </text:span><text:span text:style-name="T28">Matrix</text:span><text:span text:style-name="T36">&lt;</text:span><text:span text:style-name="T6">N</text:span><text:span text:style-name="T31">, </text:span><text:span text:style-name="T6">M</text:span><text:span text:style-name="T36">&gt; &amp;</text:span><text:span text:style-name="T38">A</text:span><text:span text:style-name="T31">, </text:span><text:span text:style-name="T1">int </text:span><text:span text:style-name="T38">from</text:span><text:span text:style-name="T31">);</text:span><text:span text:style-name="T23"><text:line-break/></text:span><text:span text:style-name="T1">template </text:span><text:span text:style-name="T36">&lt;</text:span><text:span text:style-name="T1">int </text:span><text:span text:style-name="T6">N</text:span><text:span text:style-name="T31">, </text:span><text:span text:style-name="T1">int </text:span><text:span text:style-name="T6">M</text:span><text:span text:style-name="T36">&gt; </text:span><text:span text:style-name="T28">pair</text:span><text:span text:style-name="T36">&lt;</text:span><text:span text:style-name="T28">Matrix</text:span><text:span text:style-name="T36">&lt;</text:span><text:span text:style-name="T6">N</text:span><text:span text:style-name="T31">, </text:span><text:span text:style-name="T6">M</text:span><text:span text:style-name="T36">&gt;</text:span><text:span text:style-name="T31">, </text:span><text:span text:style-name="T28">Matrix</text:span><text:span text:style-name="T36">&lt;</text:span><text:span text:style-name="T6">N</text:span><text:span text:style-name="T31">, </text:span><text:span text:style-name="T6">M</text:span><text:span text:style-name="T36">&gt;&gt; </text:span><text:span text:style-name="T3">LU_decomposition</text:span><text:span text:style-name="T31">(</text:span><text:span text:style-name="T1">const </text:span><text:span text:style-name="T28">Matrix</text:span><text:span text:style-name="T36">&lt;</text:span><text:span text:style-name="T6">N</text:span><text:span text:style-name="T31">, </text:span><text:span text:style-name="T6">M</text:span><text:span text:style-name="T36">&gt; &amp;</text:span><text:span text:style-name="T38">A</text:span><text:span text:style-name="T31">, </text:span><text:span text:style-name="T28">Vector</text:span><text:span text:style-name="T36">&lt;</text:span><text:span text:style-name="T6">N</text:span><text:span text:style-name="T36">&gt; &amp;</text:span><text:span text:style-name="T38">indexes</text:span><text:span text:style-name="T31">);</text:span><text:span text:style-name="T23"><text:line-break/></text:span><text:span text:style-name="T1">template </text:span><text:span text:style-name="T36">&lt;</text:span><text:span text:style-name="T1">int </text:span><text:span text:style-name="T6">N</text:span><text:span text:style-name="T36">&gt; </text:span><text:span text:style-name="T1">void </text:span><text:span text:style-name="T3">rearrangeIndexes</text:span><text:span text:style-name="T31">(</text:span><text:span text:style-name="T28">Vector</text:span><text:span text:style-name="T36">&lt;</text:span><text:span text:style-name="T6">N</text:span><text:span text:style-name="T36">&gt; &amp;</text:span><text:span text:style-name="T38">vect</text:span><text:span text:style-name="T31">, </text:span><text:span text:style-name="T1">const </text:span><text:span text:style-name="T28">Vector</text:span><text:span text:style-name="T36">&lt;</text:span><text:span text:style-name="T6">N</text:span><text:span text:style-name="T36">&gt; &amp;</text:span><text:span text:style-name="T38">indexes</text:span><text:span text:style-name="T31">);</text:span><text:span text:style-name="T23"><text:line-break/></text:span><text:span text:style-name="T1">template </text:span><text:span text:style-name="T36">&lt;</text:span><text:span text:style-name="T1">int </text:span><text:span text:style-name="T6">N</text:span><text:span text:style-name="T31">, </text:span><text:span text:style-name="T1">int </text:span><text:span text:style-name="T6">M</text:span><text:span text:style-name="T36">&gt; </text:span><text:span text:style-name="T28">Vector</text:span><text:span text:style-name="T36">&lt;</text:span><text:span text:style-name="T6">N</text:span><text:span text:style-name="T36">&gt; </text:span><text:span text:style-name="T3">solveL</text:span><text:span text:style-name="T31">(</text:span><text:span text:style-name="T28">Matrix</text:span><text:span text:style-name="T36">&lt;</text:span><text:span text:style-name="T6">N</text:span><text:span text:style-name="T31">, </text:span><text:span text:style-name="T6">M</text:span><text:span text:style-name="T36">&gt; &amp;</text:span><text:span text:style-name="T38">L</text:span><text:span text:style-name="T31">, </text:span><text:span text:style-name="T28">Vector</text:span><text:span text:style-name="T36">&lt;</text:span><text:span text:style-name="T6">N</text:span><text:span text:style-name="T36">&gt; &amp;</text:span><text:span text:style-name="T38">b</text:span><text:span text:style-name="T31">);</text:span><text:span text:style-name="T23"><text:line-break/></text:span><text:span text:style-name="T1">template </text:span><text:span text:style-name="T36">&lt;</text:span><text:span text:style-name="T1">int </text:span><text:span text:style-name="T6">N</text:span><text:span text:style-name="T31">, </text:span><text:span text:style-name="T1">int </text:span><text:span text:style-name="T6">M</text:span><text:span text:style-name="T36">&gt; </text:span><text:span text:style-name="T28">Vector</text:span><text:span text:style-name="T36">&lt;</text:span><text:span text:style-name="T6">N</text:span><text:span text:style-name="T36">&gt; </text:span><text:span text:style-name="T3">solveU</text:span><text:span text:style-name="T31">(</text:span><text:span text:style-name="T28">Matrix</text:span><text:span text:style-name="T36">&lt;</text:span><text:span text:style-name="T6">N</text:span><text:span text:style-name="T31">, </text:span><text:span text:style-name="T6">M</text:span><text:span text:style-name="T36">&gt; &amp;</text:span><text:span text:style-name="T38">U</text:span><text:span text:style-name="T31">, </text:span><text:span text:style-name="T28">Vector</text:span><text:span text:style-name="T36">&lt;</text:span><text:span text:style-name="T6">N</text:span><text:span text:style-name="T36">&gt; &amp;</text:span><text:span text:style-name="T38">y</text:span><text:span text:style-name="T31">);</text:span><text:span text:style-name="T23"><text:line-break/></text:span><text:span text:style-name="T1">template </text:span><text:span text:style-name="T36">&lt;</text:span><text:span text:style-name="T1">int </text:span><text:span text:style-name="T6">N</text:span><text:span text:style-name="T31">, </text:span><text:span text:style-name="T1">int </text:span><text:span text:style-name="T6">M</text:span><text:span text:style-name="T36">&gt; </text:span><text:span text:style-name="T28">Vector</text:span><text:span text:style-name="T36">&lt;</text:span><text:span text:style-name="T6">N</text:span><text:span text:style-name="T36">&gt; </text:span><text:span text:style-name="T3">solveAxb</text:span><text:span text:style-name="T31">(</text:span><text:span text:style-name="T1">const </text:span><text:span text:style-name="T28">Matrix</text:span><text:span text:style-name="T36">&lt;</text:span><text:span text:style-name="T6">N</text:span><text:span text:style-name="T31">, </text:span><text:span text:style-name="T6">M</text:span><text:span text:style-name="T36">&gt; &amp;</text:span><text:span text:style-name="T38">A</text:span><text:span text:style-name="T31">, </text:span><text:span text:style-name="T28">Vector</text:span><text:span text:style-name="T36">&lt;</text:span><text:span text:style-name="T6">N</text:span><text:span text:style-name="T36">&gt; &amp;</text:span><text:span text:style-name="T38">b</text:span><text:span text:style-name="T31">);</text:span><text:span text:style-name="T23"><text:line-break/><text:line-break/><text:line-break/></text:span><text:span text:style-name="T1">int </text:span><text:span text:style-name="T3">main</text:span><text:span text:style-name="T31">() {<text:line-break/> <text:s text:c="3"/></text:span><text:span text:style-name="T27">Matrix</text:span><text:span text:style-name="T35">&lt;</text:span><text:span text:style-name="T5">4</text:span><text:span text:style-name="T30">, </text:span><text:span text:style-name="T5">4</text:span><text:span text:style-name="T35">&gt; </text:span><text:span text:style-name="T30">A </text:span><text:span text:style-name="T35">= </text:span><text:span text:style-name="T30">{{</text:span><text:line-break/><text:span text:style-name="T30"> <text:s text:c="3"/></text:span><text:span text:style-name="T32"><text:s text:c="4"/></text:span><text:span text:style-name="T5">1.0</text:span><text:span text:style-name="T30">, </text:span><text:span text:style-name="T35">-</text:span><text:span text:style-name="T5">20.0</text:span><text:span text:style-name="T30">, </text:span><text:span text:style-name="T5">30.0</text:span><text:span text:style-name="T30">, </text:span><text:span text:style-name="T35">-</text:span><text:span text:style-name="T5">4.0</text:span><text:span text:style-name="T30">,</text:span><text:line-break/><text:span text:style-name="T30"> <text:s text:c="3"/></text:span><text:span text:style-name="T32"><text:s text:c="4"/></text:span><text:span text:style-name="T5">2.0</text:span><text:span text:style-name="T30">, </text:span><text:span text:style-name="T35">-</text:span><text:span text:style-name="T5">40.0</text:span><text:span text:style-name="T30">, </text:span><text:span text:style-name="T35">-</text:span><text:span text:style-name="T5">6.0</text:span><text:span text:style-name="T30">, </text:span><text:span text:style-name="T5">50.0</text:span><text:span text:style-name="T30">,</text:span><text:line-break/><text:span text:style-name="T30"> <text:s text:c="3"/></text:span><text:span text:style-name="T32"><text:s text:c="4"/></text:span><text:span text:style-name="T5">9.0</text:span><text:span text:style-name="T30">, </text:span><text:span text:style-name="T35">-</text:span><text:span text:style-name="T5">180.0</text:span><text:span text:style-name="T30">, </text:span><text:span text:style-name="T5">11.0</text:span><text:span text:style-name="T30">, </text:span><text:span text:style-name="T35">-</text:span><text:span text:style-name="T5">12.0</text:span><text:span text:style-name="T30">,</text:span><text:line-break/><text:span text:style-name="T30"> <text:s text:c="3"/></text:span><text:span text:style-name="T32"><text:s text:c="4"/></text:span><text:span text:style-name="T35">-</text:span><text:span text:style-name="T5">16.0</text:span><text:span text:style-name="T30">, </text:span><text:span text:style-name="T5">15.0</text:span><text:span text:style-name="T30">, </text:span><text:span text:style-name="T35">-</text:span><text:span text:style-name="T5">140.0</text:span><text:span text:style-name="T30">, </text:span><text:span text:style-name="T5">13.0</text:span><text:line-break/><text:span text:style-name="T41"> <text:s text:c="7"/></text:span><text:span text:style-name="T30">}};</text:span><text:span text:style-name="T23"><text:line-break/></text:span><text:span text:style-name="T31"> <text:s text:c="3"/></text:span><text:span text:style-name="T28">Vector</text:span><text:span text:style-name="T36">&lt;</text:span><text:span text:style-name="T6">4</text:span><text:span text:style-name="T36">&gt; </text:span><text:span text:style-name="T31">b </text:span><text:span text:style-name="T36">= </text:span><text:span text:style-name="T31">{{</text:span><text:span text:style-name="T6">35.0</text:span><text:span text:style-name="T31">, </text:span><text:span text:style-name="T6">104.0</text:span><text:span text:style-name="T31">, </text:span><text:span text:style-name="T36">-</text:span><text:span text:style-name="T6">366.0</text:span><text:span text:style-name="T31">, </text:span><text:span text:style-name="T36">-</text:span><text:span text:style-name="T6">354.0</text:span><text:span text:style-name="T31">}};</text:span><text:span text:style-name="T23"><text:line-break/></text:span><text:span text:style-name="T31"> <text:s text:c="3"/></text:span></text:p>
      <text:p text:style-name="P7"><text:span text:style-name="T31"><text:s text:c="4"/></text:span><text:span text:style-name="T3">cout </text:span><text:span text:style-name="T28">&lt;&lt; </text:span><text:span text:style-name="T12">"Rozwiązujemy układ równań w postaci Ax = b metodą dekompozycji" </text:span><text:span text:style-name="T28">&lt;&lt; </text:span><text:span text:style-name="T31">endl;</text:span><text:span text:style-name="T23"><text:line-break/></text:span><text:span text:style-name="T31"> <text:s text:c="3"/></text:span><text:span text:style-name="T38">A</text:span><text:span text:style-name="T31">.</text:span><text:span text:style-name="T3">print</text:span><text:span text:style-name="T31">(</text:span><text:span text:style-name="T12">"Macierz A: "</text:span><text:span text:style-name="T31">, </text:span><text:span text:style-name="T6">5</text:span><text:span text:style-name="T31">);</text:span><text:span text:style-name="T23"><text:line-break/></text:span><text:span text:style-name="T31"> <text:s text:c="3"/></text:span><text:span text:style-name="T38">b</text:span><text:span text:style-name="T31">.</text:span><text:span text:style-name="T3">print</text:span><text:span text:style-name="T31">(</text:span><text:span text:style-name="T12">"Wektor b: "</text:span><text:span text:style-name="T31">, </text:span><text:span text:style-name="T6">5</text:span><text:span text:style-name="T31">);</text:span></text:p>
      <text:p text:style-name="P7"><text:span text:style-name="T23"><text:line-break/></text:span><text:span text:style-name="T31"> <text:s text:c="3"/></text:span><text:span text:style-name="T28">Vector</text:span><text:span text:style-name="T36">&lt;</text:span><text:span text:style-name="T6">4</text:span><text:span text:style-name="T36">&gt; </text:span><text:span text:style-name="T31">x </text:span><text:span text:style-name="T36">= </text:span><text:span text:style-name="T31">solveAxb(A, b);</text:span><text:span text:style-name="T23"><text:line-break/><text:line-break/></text:span><text:span text:style-name="T31"> <text:s text:c="3"/></text:span><text:span text:style-name="T3">cout </text:span><text:span text:style-name="T28">&lt;&lt; </text:span><text:span text:style-name="T31">endl </text:span><text:span text:style-name="T28">&lt;&lt; </text:span><text:span text:style-name="T12">"Na koniec sprawdźmy czy otrzymany wektor x faktycznie zawiera rozwiązania do pierwotnego równania Ax = b" </text:span><text:span text:style-name="T28">&lt;&lt; </text:span><text:span text:style-name="T31">endl;</text:span><text:span text:style-name="T23"><text:line-break/><text:line-break/></text:span><text:span text:style-name="T31"> <text:s text:c="3"/></text:span><text:span text:style-name="T28">Vector</text:span><text:span text:style-name="T36">&lt;</text:span><text:span text:style-name="T6">4</text:span><text:span text:style-name="T36">&gt; </text:span><text:span text:style-name="T31">expected_b </text:span><text:span text:style-name="T36">= </text:span><text:span text:style-name="T31">matrixTimesVector(A, x);</text:span><text:span text:style-name="T23"><text:line-break/></text:span><text:span text:style-name="T31"> <text:s text:c="3"/>expected_b.print();</text:span><text:span text:style-name="T23"><text:line-break/></text:span><text:span text:style-name="T31"> <text:s text:c="3"/></text:span><text:span text:style-name="T3">cout </text:span><text:span text:style-name="T28">&lt;&lt; </text:span><text:span text:style-name="T12">"Po wymnożeniu macierzy A i obliczonego wektora x ewidentnie otrzymaliśmy wektor b" </text:span><text:span text:style-name="T28">&lt;&lt; </text:span><text:span text:style-name="T31">endl;</text:span><text:span text:style-name="T23"><text:line-break/></text:span><text:span text:style-name="T31">}</text:span><text:span text:style-name="T23"><text:line-break/><text:line-break/></text:span></text:p>
      <text:p text:style-name="P11"><text:span text:style-name="T1">template </text:span><text:span text:style-name="T36">&lt;</text:span><text:span text:style-name="T1">int </text:span><text:span text:style-name="T6">N</text:span><text:span text:style-name="T31">, </text:span><text:span text:style-name="T1">int </text:span><text:span text:style-name="T6">M</text:span><text:span text:style-name="T36">&gt;</text:span><text:span text:style-name="T23"><text:line-break/></text:span><text:span text:style-name="T28">Vector</text:span><text:span text:style-name="T36">&lt;</text:span><text:span text:style-name="T6">N</text:span><text:span text:style-name="T36">&gt; </text:span><text:span text:style-name="T3">solveAxb</text:span><text:span text:style-name="T31">(</text:span><text:span text:style-name="T1">const </text:span><text:span text:style-name="T28">Matrix</text:span><text:span text:style-name="T36">&lt;</text:span><text:span text:style-name="T6">N</text:span><text:span text:style-name="T31">, </text:span><text:span text:style-name="T6">M</text:span><text:span text:style-name="T36">&gt; &amp;</text:span><text:span text:style-name="T38">A</text:span><text:span text:style-name="T31">, </text:span><text:span text:style-name="T28">Vector</text:span><text:span text:style-name="T36">&lt;</text:span><text:span text:style-name="T6">N</text:span><text:span text:style-name="T36">&gt; &amp;</text:span><text:span text:style-name="T38">b</text:span><text:span text:style-name="T31">) {</text:span><text:span text:style-name="T23"><text:line-break/></text:span><text:span text:style-name="T31"> <text:s text:c="3"/></text:span><text:span text:style-name="T28">Vector</text:span><text:span text:style-name="T36">&lt;</text:span><text:span text:style-name="T6">N</text:span><text:span text:style-name="T36">&gt; </text:span><text:span text:style-name="T31">x;</text:span><text:span text:style-name="T23"><text:line-break/></text:span><text:span text:style-name="T31"> <text:s text:c="3"/></text:span><text:span text:style-name="T28">Vector</text:span><text:span text:style-name="T36">&lt;</text:span><text:span text:style-name="T6">N</text:span><text:span text:style-name="T36">&gt; </text:span><text:span text:style-name="T31">indexes;</text:span><text:span text:style-name="T23"><text:line-break/></text:span><text:span text:style-name="T31"> <text:s text:c="3"/></text:span><text:span text:style-name="T1">for </text:span><text:span text:style-name="T31">(</text:span><text:span text:style-name="T1">int </text:span><text:span text:style-name="T31">i </text:span><text:span text:style-name="T36">= </text:span><text:span text:style-name="T6">0</text:span><text:span text:style-name="T31">; i </text:span><text:span text:style-name="T36">&lt; </text:span><text:span text:style-name="T6">4</text:span><text:span text:style-name="T31">; i</text:span><text:span text:style-name="T36">++</text:span><text:span text:style-name="T31">)</text:span><text:span text:style-name="T23"><text:line-break/></text:span><text:span text:style-name="T31"> <text:s text:c="7"/>indexes[i] </text:span><text:span text:style-name="T36">= </text:span><text:span text:style-name="T31">i;</text:span><text:span text:style-name="T23"><text:line-break/><text:line-break/></text:span><text:span text:style-name="T31"> <text:s text:c="3"/></text:span><text:span text:style-name="T3">cout </text:span><text:span text:style-name="T28">&lt;&lt; </text:span><text:span text:style-name="T31">endl </text:span><text:span text:style-name="T28">&lt;&lt; </text:span><text:span text:style-name="T31">endl </text:span><text:span text:style-name="T28">&lt;&lt; </text:span><text:span text:style-name="T12">"Zaczynamy dekompozycję LU" </text:span><text:span text:style-name="T28">&lt;&lt; </text:span><text:span text:style-name="T31">endl;</text:span><text:span text:style-name="T23"><text:line-break/></text:span><text:span text:style-name="T31"> <text:s text:c="3"/></text:span><text:span text:style-name="T1">auto </text:span><text:span text:style-name="T31">[L, U] </text:span><text:span text:style-name="T36">= </text:span><text:span text:style-name="T31">LU_decomposition(</text:span><text:span text:style-name="T38">A</text:span><text:span text:style-name="T31">, indexes);</text:span><text:span text:style-name="T23"><text:line-break/><text:line-break/></text:span><text:span text:style-name="T31"> <text:s text:c="3"/></text:span><text:span text:style-name="T3">cout </text:span><text:span text:style-name="T28">&lt;&lt; </text:span><text:span text:style-name="T12">"Po dekompozycji otrzymaliśmy macierze L oraz U" </text:span><text:span text:style-name="T28">&lt;&lt; </text:span><text:span text:style-name="T31">endl;</text:span><text:span text:style-name="T23"><text:line-break/></text:span><text:span text:style-name="T31"> <text:s text:c="3"/>L.</text:span><text:span text:style-name="T3">print</text:span><text:span text:style-name="T31">(</text:span><text:span text:style-name="T12">"Macierz L: "</text:span><text:span text:style-name="T31">);</text:span><text:span text:style-name="T23"><text:line-break/></text:span><text:span text:style-name="T31"> <text:s text:c="3"/>U.</text:span><text:span text:style-name="T3">print</text:span><text:span text:style-name="T31">(</text:span><text:span text:style-name="T12">"Macierz U: "</text:span><text:span text:style-name="T31">);</text:span><text:span text:style-name="T23"><text:line-break/></text:span><text:span text:style-name="T31"> <text:s text:c="3"/>indexes.</text:span><text:span text:style-name="T3">print</text:span><text:span text:style-name="T31">(</text:span><text:span text:style-name="T12">"Nowa kolejność wierszy w macierzach L, U oraz wektorze b,</text:span><text:span text:style-name="T42">\n </text:span><text:span text:style-name="T12">która powstała w wyniku zamian wierszy po wyborze częściowym:"</text:span><text:span text:style-name="T31">, </text:span><text:span text:style-name="T6">2</text:span><text:span text:style-name="T31">);</text:span><text:span text:style-name="T23"><text:line-break/><text:line-break/></text:span><text:span text:style-name="T31"> <text:s text:c="3"/>rearrangeIndexes(</text:span><text:span text:style-name="T38">b</text:span><text:span text:style-name="T31">, indexes);</text:span><text:span text:style-name="T23"><text:line-break/></text:span><text:span text:style-name="T31"> <text:s text:c="3"/></text:span><text:span text:style-name="T38">b</text:span><text:span text:style-name="T31">.</text:span><text:span text:style-name="T3">print</text:span><text:span text:style-name="T31">(</text:span><text:span text:style-name="T12">"Wektor b po zmianie kolejności wierszy: "</text:span><text:span text:style-name="T31">, </text:span><text:span text:style-name="T6">8</text:span><text:span text:style-name="T31">);</text:span><text:span text:style-name="T23"><text:line-break/><text:line-break/><text:line-break/></text:span><text:span text:style-name="T31"> <text:s text:c="3"/></text:span><text:span text:style-name="T3">cout </text:span><text:span text:style-name="T28">&lt;&lt; </text:span><text:span text:style-name="T31">endl </text:span><text:span text:style-name="T28">&lt;&lt; </text:span><text:span text:style-name="T12">"Rozwiązujemy układ równań Ly = b, gdzie L - macierz dolnotrójkątna" </text:span><text:span text:style-name="T28">&lt;&lt; </text:span><text:span text:style-name="T31">endl;</text:span><text:span text:style-name="T23"><text:line-break/></text:span><text:span text:style-name="T31"> <text:s text:c="3"/></text:span><text:span text:style-name="T28">Vector</text:span><text:span text:style-name="T36">&lt;</text:span><text:span text:style-name="T6">N</text:span><text:span text:style-name="T36">&gt; </text:span><text:span text:style-name="T31">y </text:span><text:span text:style-name="T36">= </text:span><text:span text:style-name="T31">solveL(L, </text:span><text:span text:style-name="T38">b</text:span><text:span text:style-name="T31">);</text:span><text:span text:style-name="T23"><text:line-break/></text:span><text:span text:style-name="T31"> <text:s text:c="3"/>y.</text:span><text:span text:style-name="T3">print</text:span><text:span text:style-name="T31">(</text:span><text:span text:style-name="T12">"Wektor y: "</text:span><text:span text:style-name="T31">, </text:span><text:span text:style-name="T6">8</text:span><text:span text:style-name="T31">);</text:span><text:span text:style-name="T23"><text:line-break/><text:line-break/><text:line-break/></text:span><text:span text:style-name="T31"> <text:s text:c="3"/></text:span><text:span text:style-name="T3">cout </text:span><text:span text:style-name="T28">&lt;&lt; </text:span><text:span text:style-name="T31">endl </text:span><text:span text:style-name="T28">&lt;&lt; </text:span><text:span text:style-name="T12">"Rozwiązujemy układ równań Ux = y, gdzie U - macierz górnotrójkątna" </text:span><text:span text:style-name="T28">&lt;&lt; </text:span><text:span text:style-name="T31">endl;</text:span><text:span text:style-name="T23"><text:line-break/></text:span><text:span text:style-name="T31"> <text:s text:c="3"/>x </text:span><text:span text:style-name="T36">= </text:span><text:span text:style-name="T31">solveU(U, y);</text:span><text:span text:style-name="T23"><text:line-break/></text:span><text:span text:style-name="T31"> <text:s text:c="3"/>x.</text:span><text:span text:style-name="T3">print</text:span><text:span text:style-name="T31">(</text:span><text:span text:style-name="T12">"Wektor x:"</text:span><text:span text:style-name="T31">, </text:span><text:span text:style-name="T6">8</text:span><text:span text:style-name="T31">);</text:span><text:span text:style-name="T23"><text:line-break/></text:span><text:span text:style-name="T31"> <text:s text:c="3"/></text:span><text:span text:style-name="T3">cout </text:span><text:span text:style-name="T28">&lt;&lt; </text:span><text:span text:style-name="T12">"Znaleźliśmy rozwiązanie dla układu równań Ax = b" </text:span><text:span text:style-name="T28">&lt;&lt; </text:span><text:span text:style-name="T31">endl;</text:span><text:span text:style-name="T23"><text:line-break/><text:line-break/></text:span><text:span text:style-name="T31"> <text:s text:c="3"/></text:span><text:span text:style-name="T1">return </text:span><text:span text:style-name="T31">x;</text:span><text:span text:style-name="T23"><text:line-break/></text:span><text:span text:style-name="T31">}</text:span><text:span text:style-name="T23"><text:line-break/><text:line-break/></text:span><text:span text:style-name="T1">template </text:span><text:span text:style-name="T36">&lt;</text:span><text:span text:style-name="T1">int </text:span><text:span text:style-name="T6">N</text:span><text:span text:style-name="T31">, </text:span><text:span text:style-name="T1">int </text:span><text:span text:style-name="T6">M</text:span><text:span text:style-name="T36">&gt;</text:span><text:span text:style-name="T23"><text:line-break/></text:span><text:span text:style-name="T1">int </text:span><text:span text:style-name="T3">getPartialPivot</text:span><text:span text:style-name="T31">(</text:span><text:span text:style-name="T1">const </text:span><text:span text:style-name="T28">Matrix</text:span><text:span text:style-name="T36">&lt;</text:span><text:span text:style-name="T6">N</text:span><text:span text:style-name="T31">, </text:span><text:span text:style-name="T6">M</text:span><text:span text:style-name="T36">&gt; &amp;</text:span><text:span text:style-name="T38">A</text:span><text:span text:style-name="T31">, </text:span><text:span text:style-name="T1">int </text:span><text:span text:style-name="T38">from</text:span><text:span text:style-name="T31">) {</text:span><text:span text:style-name="T23"><text:line-break/></text:span><text:span text:style-name="T31"> <text:s text:c="3"/></text:span><text:span text:style-name="T1">int </text:span><text:span text:style-name="T31">pivot </text:span><text:span text:style-name="T36">= </text:span><text:span text:style-name="T38">from</text:span><text:span text:style-name="T31">;</text:span><text:span text:style-name="T23"><text:line-break/></text:span><text:span text:style-name="T31"> <text:s text:c="3"/></text:span><text:span text:style-name="T1">double </text:span><text:span text:style-name="T31">max </text:span><text:span text:style-name="T36">= </text:span><text:span text:style-name="T38">A</text:span><text:span text:style-name="T31">[</text:span><text:span text:style-name="T38">from</text:span><text:span text:style-name="T31">][</text:span><text:span text:style-name="T38">from</text:span><text:span text:style-name="T31">];</text:span><text:span text:style-name="T23"><text:line-break/><text:line-break/></text:span><text:span text:style-name="T31"> <text:s text:c="3"/></text:span><text:span text:style-name="T1">for </text:span><text:span text:style-name="T31">(</text:span><text:span text:style-name="T1">int </text:span><text:span text:style-name="T31">i </text:span><text:span text:style-name="T36">= </text:span><text:span text:style-name="T38">from</text:span><text:span text:style-name="T31">; i </text:span><text:span text:style-name="T36">&lt; </text:span><text:span text:style-name="T6">N</text:span><text:span text:style-name="T31">; i</text:span><text:span text:style-name="T36">++</text:span><text:span text:style-name="T31">) {</text:span><text:span text:style-name="T23"><text:line-break/></text:span><text:span text:style-name="T31"> <text:s text:c="7"/></text:span><text:span text:style-name="T1">double </text:span><text:span text:style-name="T31">value </text:span><text:span text:style-name="T36">= </text:span><text:span text:style-name="T28">std</text:span><text:span text:style-name="T36">::</text:span><text:span text:style-name="T3">abs</text:span><text:span text:style-name="T31">(</text:span><text:span text:style-name="T38">A</text:span><text:span text:style-name="T31">[i][</text:span><text:span text:style-name="T38">from</text:span><text:span text:style-name="T31">]);</text:span><text:span text:style-name="T23"><text:line-break/></text:span><text:span text:style-name="T31"> <text:s text:c="7"/></text:span><text:span text:style-name="T1">if </text:span><text:span text:style-name="T31">(value </text:span><text:span text:style-name="T36">&gt; </text:span><text:span text:style-name="T31">max) {</text:span><text:span text:style-name="T23"><text:line-break/></text:span><text:span text:style-name="T31"> <text:s text:c="11"/>max </text:span><text:span text:style-name="T36">= </text:span><text:span text:style-name="T31">value;</text:span><text:span text:style-name="T23"><text:line-break/></text:span><text:span text:style-name="T31"> <text:s text:c="11"/>pivot </text:span><text:span text:style-name="T36">= </text:span><text:span text:style-name="T31">i;</text:span><text:span text:style-name="T23"><text:line-break/></text:span><text:span text:style-name="T31"> <text:s text:c="7"/>}</text:span><text:span text:style-name="T23"><text:line-break/></text:span><text:span text:style-name="T31"> <text:s text:c="3"/>}</text:span><text:span text:style-name="T23"><text:line-break/><text:line-break/></text:span><text:span text:style-name="T31"> <text:s text:c="3"/></text:span><text:span text:style-name="T1">return </text:span><text:span text:style-name="T31">pivot;</text:span><text:span text:style-name="T23"><text:line-break/></text:span><text:span text:style-name="T31">}</text:span><text:span text:style-name="T23"><text:line-break/><text:line-break/></text:span></text:p>
      <text:p text:style-name="P11"><text:span text:style-name="T1">template </text:span><text:span text:style-name="T36">&lt;</text:span><text:span text:style-name="T1">int </text:span><text:span text:style-name="T6">N</text:span><text:span text:style-name="T31">, </text:span><text:span text:style-name="T1">int </text:span><text:span text:style-name="T6">M</text:span><text:span text:style-name="T36">&gt;</text:span><text:span text:style-name="T23"><text:line-break/></text:span><text:span text:style-name="T28">pair</text:span><text:span text:style-name="T36">&lt;</text:span><text:span text:style-name="T28">Matrix</text:span><text:span text:style-name="T36">&lt;</text:span><text:span text:style-name="T6">N</text:span><text:span text:style-name="T31">, </text:span><text:span text:style-name="T6">M</text:span><text:span text:style-name="T36">&gt;</text:span><text:span text:style-name="T31">, </text:span><text:span text:style-name="T28">Matrix</text:span><text:span text:style-name="T36">&lt;</text:span><text:span text:style-name="T6">N</text:span><text:span text:style-name="T31">, </text:span><text:span text:style-name="T6">M</text:span><text:span text:style-name="T36">&gt;&gt; </text:span><text:span text:style-name="T3">LU_decomposition</text:span><text:span text:style-name="T31">(</text:span><text:span text:style-name="T1">const </text:span><text:span text:style-name="T28">Matrix</text:span><text:span text:style-name="T36">&lt;</text:span><text:span text:style-name="T6">N</text:span><text:span text:style-name="T31">, </text:span><text:span text:style-name="T6">M</text:span><text:span text:style-name="T36">&gt; &amp;</text:span><text:span text:style-name="T38">A</text:span><text:span text:style-name="T31">, </text:span><text:span text:style-name="T28">Vector</text:span><text:span text:style-name="T36">&lt;</text:span><text:span text:style-name="T6">N</text:span><text:span text:style-name="T36">&gt; &amp;</text:span><text:span text:style-name="T38">indexes</text:span><text:span text:style-name="T31">) {</text:span><text:span text:style-name="T23"><text:line-break/></text:span><text:span text:style-name="T31"> <text:s text:c="3"/></text:span><text:span text:style-name="T28">Matrix</text:span><text:span text:style-name="T36">&lt;</text:span><text:span text:style-name="T6">N</text:span><text:span text:style-name="T31">, </text:span><text:span text:style-name="T6">M</text:span><text:span text:style-name="T36">&gt; </text:span><text:span text:style-name="T31">L;</text:span><text:span text:style-name="T23"><text:line-break/></text:span><text:span text:style-name="T31"> <text:s text:c="3"/></text:span><text:span text:style-name="T28">Matrix</text:span><text:span text:style-name="T36">&lt;</text:span><text:span text:style-name="T6">N</text:span><text:span text:style-name="T31">, </text:span><text:span text:style-name="T6">M</text:span><text:span text:style-name="T36">&gt; </text:span><text:span text:style-name="T31">U </text:span><text:span text:style-name="T36">= </text:span><text:span text:style-name="T38">A</text:span><text:span text:style-name="T31">;</text:span><text:span text:style-name="T23"><text:line-break/><text:line-break/></text:span><text:span text:style-name="T31"> <text:s text:c="3"/></text:span><text:span text:style-name="T1">for </text:span><text:span text:style-name="T31">(</text:span><text:span text:style-name="T1">int </text:span><text:span text:style-name="T31">k </text:span><text:span text:style-name="T36">= </text:span><text:span text:style-name="T6">0</text:span><text:span text:style-name="T31">; k </text:span><text:span text:style-name="T36">&lt; </text:span><text:span text:style-name="T6">N</text:span><text:span text:style-name="T36">-</text:span><text:span text:style-name="T6">1</text:span><text:span text:style-name="T31">; k</text:span><text:span text:style-name="T36">++</text:span><text:span text:style-name="T31">) {</text:span><text:span text:style-name="T23"><text:line-break/></text:span><text:span text:style-name="T31"> <text:s text:c="7"/></text:span><text:span text:style-name="T1">double </text:span><text:span text:style-name="T31">divisor </text:span><text:span text:style-name="T36">= </text:span><text:span text:style-name="T31">U[k][k];</text:span><text:span text:style-name="T23"><text:line-break/></text:span><text:span text:style-name="T31"> <text:s text:c="7"/></text:span><text:span text:style-name="T1">if </text:span><text:span text:style-name="T31">(divisor </text:span><text:span text:style-name="T36">&lt;= </text:span><text:span text:style-name="T6">1.0e-6 </text:span><text:span text:style-name="T36">&amp;&amp; </text:span><text:span text:style-name="T31">divisor </text:span><text:span text:style-name="T36">&gt;= -</text:span><text:span text:style-name="T6">1.0e-6</text:span><text:span text:style-name="T31">) {</text:span><text:span text:style-name="T23"><text:line-break/></text:span><text:span text:style-name="T31"> <text:s text:c="11"/></text:span><text:span text:style-name="T1">int </text:span><text:span text:style-name="T31">pivot </text:span><text:span text:style-name="T36">= </text:span><text:span text:style-name="T31">getPartialPivot(U, k);</text:span><text:span text:style-name="T23"><text:line-break/></text:span><text:span text:style-name="T31"> <text:s text:c="11"/>U.</text:span><text:span text:style-name="T3">swapRows</text:span><text:span text:style-name="T31">(k, pivot);</text:span><text:span text:style-name="T23"><text:line-break/></text:span><text:span text:style-name="T31"> <text:s text:c="11"/>L.</text:span><text:span text:style-name="T3">swapRows</text:span><text:span text:style-name="T31">(k, pivot);</text:span><text:span text:style-name="T23"><text:line-break/></text:span><text:span text:style-name="T31"> <text:s text:c="11"/></text:span><text:span text:style-name="T38">indexes</text:span><text:span text:style-name="T31">.</text:span><text:span text:style-name="T3">swapElements</text:span><text:span text:style-name="T31">(k, pivot);</text:span><text:span text:style-name="T23"><text:line-break/></text:span><text:span text:style-name="T31"> <text:s text:c="11"/>divisor </text:span><text:span text:style-name="T36">= </text:span><text:span text:style-name="T31">U[k][k];</text:span><text:span text:style-name="T23"><text:line-break/><text:line-break/></text:span><text:span text:style-name="T31"> <text:s text:c="11"/></text:span><text:span text:style-name="T3">cout </text:span><text:span text:style-name="T28">&lt;&lt; </text:span><text:span text:style-name="T12">"Zamiana kolumn " </text:span><text:span text:style-name="T28">&lt;&lt; </text:span><text:span text:style-name="T31">k </text:span><text:span text:style-name="T28">&lt;&lt; </text:span><text:span text:style-name="T12">" oraz " </text:span><text:span text:style-name="T28">&lt;&lt; </text:span><text:span text:style-name="T31">pivot </text:span><text:span text:style-name="T28">&lt;&lt; </text:span><text:span text:style-name="T12">": " </text:span><text:span text:style-name="T28">&lt;&lt; </text:span><text:span text:style-name="T31">endl;</text:span><text:span text:style-name="T23"><text:line-break/></text:span><text:span text:style-name="T31"> <text:s text:c="11"/>U.</text:span><text:span text:style-name="T3">print</text:span><text:span text:style-name="T31">();</text:span><text:span text:style-name="T23"><text:line-break/></text:span><text:span text:style-name="T31"> <text:s text:c="7"/>}</text:span><text:span text:style-name="T23"><text:line-break/><text:line-break/></text:span><text:span text:style-name="T31"> <text:s text:c="7"/>L[k][k] </text:span><text:span text:style-name="T36">= </text:span><text:span text:style-name="T6">1</text:span><text:span text:style-name="T31">;</text:span><text:span text:style-name="T23"><text:line-break/><text:line-break/></text:span><text:span text:style-name="T31"> <text:s text:c="7"/></text:span><text:span text:style-name="T28">Vector</text:span><text:span text:style-name="T36">&lt;</text:span><text:span text:style-name="T6">N</text:span><text:span text:style-name="T36">&gt; </text:span><text:span text:style-name="T31">firstRow </text:span><text:span text:style-name="T36">= </text:span><text:span text:style-name="T31">U[k];</text:span><text:span text:style-name="T23"><text:line-break/></text:span><text:span text:style-name="T31"> <text:s text:c="7"/></text:span><text:span text:style-name="T1">for </text:span><text:span text:style-name="T31">(</text:span><text:span text:style-name="T1">int </text:span><text:span text:style-name="T31">row </text:span><text:span text:style-name="T36">= </text:span><text:span text:style-name="T31">k</text:span><text:span text:style-name="T36">+</text:span><text:span text:style-name="T6">1</text:span><text:span text:style-name="T31">; row </text:span><text:span text:style-name="T36">&lt; </text:span><text:span text:style-name="T6">N</text:span><text:span text:style-name="T31">; row</text:span><text:span text:style-name="T36">++</text:span><text:span text:style-name="T31">) {</text:span><text:span text:style-name="T23"><text:line-break/></text:span><text:span text:style-name="T31"> <text:s text:c="11"/></text:span><text:span text:style-name="T1">double </text:span><text:span text:style-name="T31">firstInCol </text:span><text:span text:style-name="T36">= </text:span><text:span text:style-name="T31">U[row][k];</text:span><text:span text:style-name="T23"><text:line-break/></text:span><text:span text:style-name="T31"> <text:s text:c="11"/></text:span><text:span text:style-name="T1">double </text:span><text:span text:style-name="T31">multiplier </text:span><text:span text:style-name="T36">= </text:span><text:span text:style-name="T31">firstInCol </text:span><text:span text:style-name="T36">/ </text:span><text:span text:style-name="T31">divisor;</text:span><text:span text:style-name="T23"><text:line-break/><text:line-break/></text:span><text:span text:style-name="T31"> <text:s text:c="11"/>L[row][k] </text:span><text:span text:style-name="T36">= </text:span><text:span text:style-name="T31">multiplier;</text:span><text:span text:style-name="T23"><text:line-break/><text:line-break/></text:span><text:span text:style-name="T31"> <text:s text:c="11"/></text:span><text:span text:style-name="T1">for </text:span><text:span text:style-name="T31">(</text:span><text:span text:style-name="T1">int </text:span><text:span text:style-name="T31">col </text:span><text:span text:style-name="T36">= </text:span><text:span text:style-name="T31">k; col </text:span><text:span text:style-name="T36">&lt; </text:span><text:span text:style-name="T6">N</text:span><text:span text:style-name="T31">; col</text:span><text:span text:style-name="T36">++</text:span><text:span text:style-name="T31">)</text:span><text:span text:style-name="T23"><text:line-break/></text:span><text:span text:style-name="T31"> <text:s text:c="15"/>U[row][col] </text:span><text:span text:style-name="T36">-= </text:span><text:span text:style-name="T31">firstRow[col] </text:span><text:span text:style-name="T36">* </text:span><text:span text:style-name="T31">multiplier;</text:span><text:span text:style-name="T23"><text:line-break/></text:span><text:span text:style-name="T31"> <text:s text:c="7"/>}</text:span><text:span text:style-name="T23"><text:line-break/><text:line-break/></text:span><text:span text:style-name="T31"> <text:s text:c="7"/></text:span><text:span text:style-name="T3">cout </text:span><text:span text:style-name="T28">&lt;&lt; </text:span><text:span text:style-name="T12">"Po iteracji " </text:span><text:span text:style-name="T28">&lt;&lt; </text:span><text:span text:style-name="T31">k</text:span><text:span text:style-name="T36">+</text:span><text:span text:style-name="T6">1 </text:span><text:span text:style-name="T28">&lt;&lt; </text:span><text:span text:style-name="T12">": " </text:span><text:span text:style-name="T28">&lt;&lt; </text:span><text:span text:style-name="T31">endl;</text:span><text:span text:style-name="T23"><text:line-break/></text:span><text:span text:style-name="T31"> <text:s text:c="7"/>U.</text:span><text:span text:style-name="T3">print</text:span><text:span text:style-name="T31">();</text:span><text:span text:style-name="T23"><text:line-break/></text:span><text:span text:style-name="T31"> <text:s text:c="3"/>}</text:span><text:span text:style-name="T23"><text:line-break/><text:line-break/></text:span><text:span text:style-name="T31"> <text:s text:c="3"/>L[</text:span><text:span text:style-name="T6">N</text:span><text:span text:style-name="T36">-</text:span><text:span text:style-name="T6">1</text:span><text:span text:style-name="T31">][</text:span><text:span text:style-name="T6">N</text:span><text:span text:style-name="T36">-</text:span><text:span text:style-name="T6">1</text:span><text:span text:style-name="T31">] </text:span><text:span text:style-name="T36">= </text:span><text:span text:style-name="T6">1</text:span><text:span text:style-name="T31">;</text:span><text:span text:style-name="T23"><text:line-break/><text:line-break/></text:span><text:span text:style-name="T31"> <text:s text:c="3"/></text:span><text:span text:style-name="T1">return </text:span><text:span text:style-name="T31">make_pair(L, U);</text:span><text:span text:style-name="T23"><text:line-break/></text:span><text:span text:style-name="T31">}</text:span><text:span text:style-name="T23"><text:line-break/><text:line-break/></text:span><text:span text:style-name="T1">template </text:span><text:span text:style-name="T36">&lt;</text:span><text:span text:style-name="T1">int </text:span><text:span text:style-name="T6">N</text:span><text:span text:style-name="T36">&gt;</text:span><text:span text:style-name="T23"><text:line-break/></text:span><text:span text:style-name="T1">void </text:span><text:span text:style-name="T3">rearrangeIndexes</text:span><text:span text:style-name="T31">(</text:span><text:span text:style-name="T28">Vector</text:span><text:span text:style-name="T36">&lt;</text:span><text:span text:style-name="T6">N</text:span><text:span text:style-name="T36">&gt; &amp;</text:span><text:span text:style-name="T38">vect</text:span><text:span text:style-name="T31">, </text:span><text:span text:style-name="T1">const </text:span><text:span text:style-name="T28">Vector</text:span><text:span text:style-name="T36">&lt;</text:span><text:span text:style-name="T6">N</text:span><text:span text:style-name="T36">&gt; &amp;</text:span><text:span text:style-name="T38">indexes</text:span><text:span text:style-name="T31">) {</text:span><text:span text:style-name="T23"><text:line-break/></text:span><text:span text:style-name="T31"> <text:s text:c="3"/></text:span><text:span text:style-name="T28">Vector </text:span><text:span text:style-name="T31">tmp </text:span><text:span text:style-name="T36">= </text:span><text:span text:style-name="T38">vect</text:span><text:span text:style-name="T31">;</text:span><text:span text:style-name="T23"><text:line-break/></text:span><text:span text:style-name="T31"> <text:s text:c="3"/></text:span><text:span text:style-name="T1">for </text:span><text:span text:style-name="T31">(</text:span><text:span text:style-name="T1">int </text:span><text:span text:style-name="T31">i </text:span><text:span text:style-name="T36">= </text:span><text:span text:style-name="T6">0</text:span><text:span text:style-name="T31">; i </text:span><text:span text:style-name="T36">&lt; </text:span><text:span text:style-name="T6">N</text:span><text:span text:style-name="T31">; i</text:span><text:span text:style-name="T36">++</text:span><text:span text:style-name="T31">) {</text:span><text:span text:style-name="T23"><text:line-break/></text:span><text:span text:style-name="T31"> <text:s text:c="7"/></text:span><text:span text:style-name="T1">double </text:span><text:span text:style-name="T31">val </text:span><text:span text:style-name="T36">= </text:span><text:span text:style-name="T31">tmp[i];</text:span><text:span text:style-name="T23"><text:line-break/></text:span><text:span text:style-name="T31"> <text:s text:c="7"/></text:span><text:span text:style-name="T1">int </text:span><text:span text:style-name="T31">index </text:span><text:span text:style-name="T36">= </text:span><text:span text:style-name="T38">indexes</text:span><text:span text:style-name="T31">[i];</text:span><text:span text:style-name="T23"><text:line-break/></text:span><text:span text:style-name="T31"> <text:s text:c="7"/></text:span><text:span text:style-name="T38">vect</text:span><text:span text:style-name="T31">[index] </text:span><text:span text:style-name="T36">= </text:span><text:span text:style-name="T31">val;</text:span><text:span text:style-name="T23"><text:line-break/></text:span><text:span text:style-name="T31"> <text:s text:c="3"/>}</text:span><text:span text:style-name="T23"><text:line-break/></text:span><text:span text:style-name="T31">};</text:span><text:span text:style-name="T23"><text:line-break/><text:line-break/></text:span></text:p>
      <text:p text:style-name="P11"><text:span text:style-name="T1">template </text:span><text:span text:style-name="T36">&lt;</text:span><text:span text:style-name="T1">int </text:span><text:span text:style-name="T6">N</text:span><text:span text:style-name="T31">, </text:span><text:span text:style-name="T1">int </text:span><text:span text:style-name="T6">M</text:span><text:span text:style-name="T36">&gt;</text:span><text:span text:style-name="T23"><text:line-break/></text:span><text:span text:style-name="T28">Vector</text:span><text:span text:style-name="T36">&lt;</text:span><text:span text:style-name="T6">N</text:span><text:span text:style-name="T36">&gt; </text:span><text:span text:style-name="T3">solveL</text:span><text:span text:style-name="T31">(</text:span><text:span text:style-name="T28">Matrix</text:span><text:span text:style-name="T36">&lt;</text:span><text:span text:style-name="T6">N</text:span><text:span text:style-name="T31">, </text:span><text:span text:style-name="T6">M</text:span><text:span text:style-name="T36">&gt; &amp;</text:span><text:span text:style-name="T38">L</text:span><text:span text:style-name="T31">, </text:span><text:span text:style-name="T28">Vector</text:span><text:span text:style-name="T36">&lt;</text:span><text:span text:style-name="T6">N</text:span><text:span text:style-name="T36">&gt; &amp;</text:span><text:span text:style-name="T38">b</text:span><text:span text:style-name="T31">) {</text:span><text:span text:style-name="T23"><text:line-break/></text:span><text:span text:style-name="T31"> <text:s text:c="3"/></text:span><text:span text:style-name="T28">Vector</text:span><text:span text:style-name="T36">&lt;</text:span><text:span text:style-name="T6">N</text:span><text:span text:style-name="T36">&gt; </text:span><text:span text:style-name="T31">x;</text:span><text:span text:style-name="T23"><text:line-break/></text:span><text:span text:style-name="T31"> <text:s text:c="3"/></text:span><text:span text:style-name="T1">for </text:span><text:span text:style-name="T31">(</text:span><text:span text:style-name="T1">int </text:span><text:span text:style-name="T31">n </text:span><text:span text:style-name="T36">= </text:span><text:span text:style-name="T6">0</text:span><text:span text:style-name="T31">; n </text:span><text:span text:style-name="T36">&lt; </text:span><text:span text:style-name="T6">N</text:span><text:span text:style-name="T31">; n</text:span><text:span text:style-name="T36">++</text:span><text:span text:style-name="T31">) {</text:span><text:span text:style-name="T23"><text:line-break/></text:span><text:span text:style-name="T31"> <text:s text:c="7"/></text:span><text:span text:style-name="T1">double </text:span><text:span text:style-name="T31">sum </text:span><text:span text:style-name="T36">= </text:span><text:span text:style-name="T6">0.0</text:span><text:span text:style-name="T31">;</text:span><text:span text:style-name="T23"><text:line-break/></text:span><text:span text:style-name="T31"> <text:s text:c="7"/></text:span><text:span text:style-name="T1">for </text:span><text:span text:style-name="T31">(</text:span><text:span text:style-name="T1">int </text:span><text:span text:style-name="T31">m </text:span><text:span text:style-name="T36">= </text:span><text:span text:style-name="T6">0</text:span><text:span text:style-name="T31">; m </text:span><text:span text:style-name="T36">&lt;= </text:span><text:span text:style-name="T31">n</text:span><text:span text:style-name="T36">-</text:span><text:span text:style-name="T6">1</text:span><text:span text:style-name="T31">; m</text:span><text:span text:style-name="T36">++</text:span><text:span text:style-name="T31">)</text:span><text:span text:style-name="T23"><text:line-break/></text:span><text:span text:style-name="T31"> <text:s text:c="11"/>sum </text:span><text:span text:style-name="T36">+= </text:span><text:span text:style-name="T38">L</text:span><text:span text:style-name="T31">[n][m] </text:span><text:span text:style-name="T36">* </text:span><text:span text:style-name="T31">x[m];</text:span><text:span text:style-name="T23"><text:line-break/></text:span><text:span text:style-name="T31"> <text:s text:c="7"/>x[n] </text:span><text:span text:style-name="T36">= </text:span><text:span text:style-name="T38">b</text:span><text:span text:style-name="T31">[n] </text:span><text:span text:style-name="T36">- </text:span><text:span text:style-name="T31">sum;</text:span><text:span text:style-name="T23"><text:line-break/></text:span><text:span text:style-name="T31"> <text:s text:c="3"/>}</text:span><text:span text:style-name="T23"><text:line-break/></text:span><text:span text:style-name="T31"> <text:s text:c="3"/></text:span><text:span text:style-name="T1">return </text:span><text:span text:style-name="T31">x;</text:span><text:span text:style-name="T23"><text:line-break/></text:span><text:span text:style-name="T31">}</text:span><text:span text:style-name="T23"><text:line-break/><text:line-break/></text:span><text:span text:style-name="T1">template </text:span><text:span text:style-name="T36">&lt;</text:span><text:span text:style-name="T1">int </text:span><text:span text:style-name="T6">N</text:span><text:span text:style-name="T31">, </text:span><text:span text:style-name="T1">int </text:span><text:span text:style-name="T6">M</text:span><text:span text:style-name="T36">&gt;</text:span><text:span text:style-name="T23"><text:line-break/></text:span><text:span text:style-name="T28">Vector</text:span><text:span text:style-name="T36">&lt;</text:span><text:span text:style-name="T6">N</text:span><text:span text:style-name="T36">&gt; </text:span><text:span text:style-name="T3">solveU</text:span><text:span text:style-name="T31">(</text:span><text:span text:style-name="T28">Matrix</text:span><text:span text:style-name="T36">&lt;</text:span><text:span text:style-name="T6">N</text:span><text:span text:style-name="T31">, </text:span><text:span text:style-name="T6">M</text:span><text:span text:style-name="T36">&gt; &amp;</text:span><text:span text:style-name="T38">U</text:span><text:span text:style-name="T31">, </text:span><text:span text:style-name="T28">Vector</text:span><text:span text:style-name="T36">&lt;</text:span><text:span text:style-name="T6">N</text:span><text:span text:style-name="T36">&gt; &amp;</text:span><text:span text:style-name="T38">y</text:span><text:span text:style-name="T31">) {</text:span><text:span text:style-name="T23"><text:line-break/></text:span><text:span text:style-name="T31"> <text:s text:c="3"/></text:span><text:span text:style-name="T28">Vector</text:span><text:span text:style-name="T36">&lt;</text:span><text:span text:style-name="T6">N</text:span><text:span text:style-name="T36">&gt; </text:span><text:span text:style-name="T31">x;</text:span><text:span text:style-name="T23"><text:line-break/></text:span><text:span text:style-name="T31"> <text:s text:c="3"/></text:span><text:span text:style-name="T1">int </text:span><text:span text:style-name="T31">sumElementsCount </text:span><text:span text:style-name="T36">= </text:span><text:span text:style-name="T6">0</text:span><text:span text:style-name="T31">;</text:span><text:span text:style-name="T23"><text:line-break/></text:span><text:span text:style-name="T31"> <text:s text:c="3"/></text:span><text:span text:style-name="T1">for </text:span><text:span text:style-name="T31">(</text:span><text:span text:style-name="T1">int </text:span><text:span text:style-name="T31">n </text:span><text:span text:style-name="T36">= </text:span><text:span text:style-name="T6">N</text:span><text:span text:style-name="T36">-</text:span><text:span text:style-name="T6">1</text:span><text:span text:style-name="T31">; n </text:span><text:span text:style-name="T36">&gt;= </text:span><text:span text:style-name="T6">0</text:span><text:span text:style-name="T31">; n</text:span><text:span text:style-name="T36">--</text:span><text:span text:style-name="T31">) {</text:span><text:span text:style-name="T23"><text:line-break/></text:span><text:span text:style-name="T31"> <text:s text:c="7"/></text:span><text:span text:style-name="T1">double </text:span><text:span text:style-name="T31">sum </text:span><text:span text:style-name="T36">= </text:span><text:span text:style-name="T6">0.0</text:span><text:span text:style-name="T31">;</text:span><text:span text:style-name="T23"><text:line-break/></text:span><text:span text:style-name="T31"> <text:s text:c="7"/></text:span><text:span text:style-name="T1">int </text:span><text:span text:style-name="T31">m </text:span><text:span text:style-name="T36">= </text:span><text:span text:style-name="T6">N</text:span><text:span text:style-name="T36">-</text:span><text:span text:style-name="T6">1</text:span><text:span text:style-name="T31">;</text:span><text:span text:style-name="T23"><text:line-break/></text:span><text:span text:style-name="T31"> <text:s text:c="7"/></text:span><text:span text:style-name="T1">for </text:span><text:span text:style-name="T31">(</text:span><text:span text:style-name="T1">int </text:span><text:span text:style-name="T31">_ </text:span><text:span text:style-name="T36">= </text:span><text:span text:style-name="T6">0</text:span><text:span text:style-name="T31">; _ </text:span><text:span text:style-name="T36">&lt; </text:span><text:span text:style-name="T31">sumElementsCount; _</text:span><text:span text:style-name="T36">++</text:span><text:span text:style-name="T31">) {</text:span><text:span text:style-name="T23"><text:line-break/></text:span><text:span text:style-name="T31"> <text:s text:c="11"/>sum </text:span><text:span text:style-name="T36">+= </text:span><text:span text:style-name="T38">U</text:span><text:span text:style-name="T31">[n][m] </text:span><text:span text:style-name="T36">* </text:span><text:span text:style-name="T31">x[m];</text:span><text:span text:style-name="T23"><text:line-break/></text:span><text:span text:style-name="T31"> <text:s text:c="11"/>m</text:span><text:span text:style-name="T36">--</text:span><text:span text:style-name="T31">;</text:span><text:span text:style-name="T23"><text:line-break/></text:span><text:span text:style-name="T31"> <text:s text:c="7"/>}</text:span><text:span text:style-name="T23"><text:line-break/></text:span><text:span text:style-name="T31"> <text:s text:c="7"/>sumElementsCount</text:span><text:span text:style-name="T36">++</text:span><text:span text:style-name="T31">;</text:span><text:span text:style-name="T23"><text:line-break/></text:span><text:span text:style-name="T31"> <text:s text:c="7"/>x[n] </text:span><text:span text:style-name="T36">= </text:span><text:span text:style-name="T31">(</text:span><text:span text:style-name="T38">y</text:span><text:span text:style-name="T31">[n] </text:span><text:span text:style-name="T36">- </text:span><text:span text:style-name="T31">sum) </text:span><text:span text:style-name="T36">/ </text:span><text:span text:style-name="T38">U</text:span><text:span text:style-name="T31">[n][n];</text:span><text:span text:style-name="T23"><text:line-break/></text:span><text:span text:style-name="T31"> <text:s text:c="3"/>}</text:span><text:span text:style-name="T23"><text:line-break/></text:span><text:span text:style-name="T31"> <text:s text:c="3"/></text:span><text:span text:style-name="T1">return </text:span><text:span text:style-name="T31">x;</text:span><text:span text:style-name="T23"><text:line-break/></text:span><text:span text:style-name="T31">}</text:span><text:span text:style-name="T23"><text:line-break/><text:line-break/><text:line-break/><text:line-break/></text:span></text:p>
      <text:p text:style-name="P4"/>
      <text:p text:style-name="P10">Wynik działania programu:</text:p>
      <text:p text:style-name="P4"/>
      <text:p text:style-name="P8"><text:span text:style-name="T34">Rozwiązujemy układ równań w postaci Ax = b metodą dekompozycji</text:span><text:line-break/><text:span text:style-name="T34">Macierz A:</text:span><text:line-break/><text:span text:style-name="T34"> <text:s text:c="3"/>1 <text:s text:c="2"/>-20 <text:s text:c="3"/>30 <text:s text:c="3"/>-4</text:span><text:line-break/><text:span text:style-name="T34"> <text:s text:c="3"/>2 <text:s text:c="2"/>-40 <text:s text:c="3"/>-6 <text:s text:c="3"/>50</text:span><text:line-break/><text:span text:style-name="T34"> <text:s text:c="3"/>9 <text:s/>-180 <text:s text:c="3"/>11 <text:s text:c="2"/>-12</text:span><text:line-break/><text:span text:style-name="T34"> <text:s/>-16 <text:s text:c="3"/>15 <text:s/>-140 <text:s text:c="3"/>13</text:span><text:line-break/><text:line-break/><text:span text:style-name="T34">Wektor b:</text:span><text:line-break/><text:span text:style-name="T34"> <text:s text:c="2"/>35 <text:s text:c="2"/>104 <text:s/>-366 <text:s/>-354</text:span><text:line-break/><text:line-break/><text:line-break/><text:span text:style-name="T34">Zaczynamy dekompozycję LU</text:span><text:line-break/><text:span text:style-name="T34">Po iteracji 1:</text:span><text:line-break/><text:span text:style-name="T34"> <text:s text:c="6"/>1 <text:s text:c="5"/>-20 <text:s text:c="6"/>30 <text:s text:c="6"/>-4</text:span><text:line-break/><text:span text:style-name="T34"> <text:s text:c="6"/>0 <text:s text:c="7"/>0 <text:s text:c="5"/>-66 <text:s text:c="6"/>58</text:span><text:line-break/><text:span text:style-name="T34"> <text:s text:c="6"/>0 <text:s text:c="7"/>0 <text:s text:c="4"/>-259 <text:s text:c="6"/>24</text:span><text:line-break/><text:span text:style-name="T34"> <text:s text:c="6"/>0 <text:s text:c="4"/>-305 <text:s text:c="5"/>340 <text:s text:c="5"/>-51</text:span><text:line-break/><text:line-break/><text:span text:style-name="T34">Zamiana kolumn 1 oraz 3:</text:span><text:line-break/><text:span text:style-name="T34"> <text:s text:c="6"/>1 <text:s text:c="5"/>-20 <text:s text:c="6"/>30 <text:s text:c="6"/>-4</text:span><text:line-break/><text:span text:style-name="T34"> <text:s text:c="6"/>0 <text:s text:c="4"/>-305 <text:s text:c="5"/>340 <text:s text:c="5"/>-51</text:span><text:line-break/><text:span text:style-name="T34"> <text:s text:c="6"/>0 <text:s text:c="7"/>0 <text:s text:c="4"/>-259 <text:s text:c="6"/>24</text:span><text:line-break/><text:span text:style-name="T34"> <text:s text:c="6"/>0 <text:s text:c="7"/>0 <text:s text:c="5"/>-66 <text:s text:c="6"/>58</text:span><text:line-break/><text:line-break/><text:span text:style-name="T34">Po iteracji 2:</text:span><text:line-break/><text:span text:style-name="T34"> <text:s text:c="6"/>1 <text:s text:c="5"/>-20 <text:s text:c="6"/>30 <text:s text:c="6"/>-4</text:span><text:line-break/><text:span text:style-name="T34"> <text:s text:c="6"/>0 <text:s text:c="4"/>-305 <text:s text:c="5"/>340 <text:s text:c="5"/>-51</text:span><text:line-break/><text:span text:style-name="T34"> <text:s text:c="6"/>0 <text:s text:c="7"/>0 <text:s text:c="4"/>-259 <text:s text:c="6"/>24</text:span><text:line-break/><text:span text:style-name="T34"> <text:s text:c="6"/>0 <text:s text:c="7"/>0 <text:s text:c="5"/>-66 <text:s text:c="6"/>58</text:span><text:line-break/><text:line-break/><text:span text:style-name="T34">Po iteracji 3:</text:span><text:line-break/><text:span text:style-name="T34"> <text:s text:c="6"/>1 <text:s text:c="5"/>-20 <text:s text:c="6"/>30 <text:s text:c="6"/>-4</text:span><text:line-break/><text:span text:style-name="T34"> <text:s text:c="6"/>0 <text:s text:c="4"/>-305 <text:s text:c="5"/>340 <text:s text:c="5"/>-51</text:span><text:line-break/><text:span text:style-name="T34"> <text:s text:c="6"/>0 <text:s text:c="7"/>0 <text:s text:c="4"/>-259 <text:s text:c="6"/>24</text:span><text:line-break/><text:span text:style-name="T34"> <text:s text:c="6"/>0 <text:s text:c="7"/>0 <text:s text:c="7"/>0 <text:s/>51.8842</text:span><text:line-break/><text:line-break/><text:span text:style-name="T34">Po dekompozycji otrzymaliśmy macierze L oraz U</text:span><text:line-break/><text:span text:style-name="T34">Macierz L:</text:span><text:line-break/><text:span text:style-name="T34"> <text:s text:c="6"/>1 <text:s text:c="7"/>0 <text:s text:c="7"/>0 <text:s text:c="7"/>0</text:span><text:line-break/><text:span text:style-name="T34"> <text:s text:c="4"/>-16 <text:s text:c="7"/>1 <text:s text:c="7"/>0 <text:s text:c="7"/>0</text:span><text:line-break/><text:span text:style-name="T34"> <text:s text:c="6"/>9 <text:s text:c="7"/>0 <text:s text:c="7"/>1 <text:s text:c="7"/>0</text:span><text:line-break/><text:span text:style-name="T34"> <text:s text:c="6"/>2 <text:s text:c="7"/>0 0.254826 <text:s text:c="7"/>1</text:span><text:line-break/><text:line-break/><text:span text:style-name="T34">Macierz U:</text:span><text:line-break/><text:span text:style-name="T34"> <text:s text:c="6"/>1 <text:s text:c="5"/>-20 <text:s text:c="6"/>30 <text:s text:c="6"/>-4</text:span><text:line-break/><text:span text:style-name="T34"> <text:s text:c="6"/>0 <text:s text:c="4"/>-305 <text:s text:c="5"/>340 <text:s text:c="5"/>-51</text:span><text:line-break/><text:span text:style-name="T34"> <text:s text:c="6"/>0 <text:s text:c="7"/>0 <text:s text:c="4"/>-259 <text:s text:c="6"/>24</text:span><text:line-break/><text:span text:style-name="T34"> <text:s text:c="6"/>0 <text:s text:c="7"/>0 <text:s text:c="7"/>0 <text:s/>51.8842</text:span><text:line-break/><text:line-break/><text:span text:style-name="T34">Nowa kolejność wierszy w macierzach L, U oraz wektorze b,</text:span><text:line-break/><text:span text:style-name="T34">która powstała w wyniku zamian wierszy po wyborze częściowym:</text:span><text:line-break/><text:span text:style-name="T34"> 0 <text:s/>3 <text:s/>2 <text:s/>1</text:span><text:line-break/><text:span text:style-name="T34">Wektor b po zmianie kolejności wierszy:</text:span><text:line-break/><text:span text:style-name="T34"> <text:s text:c="5"/>35 <text:s text:c="4"/>-354 <text:s text:c="4"/>-366 <text:s text:c="5"/>104</text:span><text:line-break/><text:line-break/><text:span text:style-name="T34">Rozwiązujemy układ równań Ly = b, gdzie L - macierz dolnotrójkątna</text:span><text:line-break/><text:span text:style-name="T34">Wektor y:</text:span><text:line-break/><text:span text:style-name="T34"> <text:s text:c="5"/>35 <text:s text:c="5"/>206 <text:s text:c="4"/>-681 <text:s/>207.537</text:span><text:line-break/><text:line-break/></text:p>
      <text:p text:style-name="P8"><text:soft-page-break/><text:span text:style-name="T34">Rozwiązujemy układ równań Ux = y, gdzie U - macierz górnotrójkątna</text:span><text:line-break/><text:span text:style-name="T34">Wektor x:</text:span><text:line-break/><text:span text:style-name="T34"> <text:s text:c="6"/>1 <text:s text:c="7"/>2 <text:s text:c="7"/>3 <text:s text:c="7"/>4</text:span><text:line-break/><text:span text:style-name="T34">Znaleźliśmy rozwiązanie dla układu równań Ax = b</text:span><text:line-break/><text:line-break/><text:span text:style-name="T34">Na koniec sprawdźmy czy otrzymany wektor x faktycznie zawiera rozwiązania do pierwotnego równania Ax = b</text:span><text:line-break/><text:span text:style-name="T34"> <text:s text:c="7"/>35 <text:s text:c="7"/>104 <text:s text:c="6"/>-366 <text:s text:c="6"/>-354</text:span><text:line-break/><text:span text:style-name="T34">Po wymnożeniu macierzy A i obliczonego wektora x ewidentnie otrzymaliśmy wektor b</text:span></text:p>
      <text:p text:style-name="P8"><text:span text:style-name="T34"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fo:language="pl" fo:country="P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22:11:32.509000000</meta:creation-date>
    <dc:date>2021-04-20T10:55:32.217000000</dc:date>
    <meta:editing-duration>PT14H54M22S</meta:editing-duration>
    <meta:editing-cycles>12</meta:editing-cycles>
    <meta:generator>LibreOffice/7.1.1.2$Windows_X86_64 LibreOffice_project/fe0b08f4af1bacafe4c7ecc87ce55bb426164676</meta:generator>
    <meta:document-statistic meta:table-count="1" meta:image-count="0" meta:object-count="6" meta:page-count="9" meta:paragraph-count="32" meta:word-count="1460" meta:character-count="10368" meta:non-whitespace-character-count="7245"/>
  </office:meta>
</office:document-meta>
</file>

<file path=Object 1/content.xml><?xml version="1.0" encoding="utf-8"?>
<math xmlns="http://www.w3.org/1998/Math/MathML" display="block">
  <semantics>
    <mrow>
      <mi>A</mi>
      <mrow>
        <mover accent="true">
          <mi>x</mi>
          <mo stretchy="false">⃗</mo>
        </mover>
        <mo stretchy="false">=</mo>
        <mover accent="true">
          <mi>b</mi>
          <mo stretchy="false">⃗</mo>
        </mover>
      </mrow>
      <mspace width="2em"/>
      <mo stretchy="false">⇔</mo>
      <mspace width="2em"/>
      <mi mathvariant="italic">LU</mi>
      <mrow>
        <mover accent="true">
          <mi>x</mi>
          <mo stretchy="false">⃗</mo>
        </mover>
        <mo stretchy="false">=</mo>
        <mover accent="true">
          <mi>b</mi>
          <mo stretchy="false">⃗</mo>
        </mover>
      </mrow>
      <mspace width="2em"/>
      <mo stretchy="false">⇔</mo>
      <mspace width="2em"/>
      <mi>L</mi>
      <mrow>
        <mrow>
          <mo fence="true" form="prefix" stretchy="false">(</mo>
          <mrow>
            <mrow>
              <mi>U</mi>
              <mover accent="true">
                <mi>x</mi>
                <mo stretchy="false">⃗</mo>
              </mover>
            </mrow>
          </mrow>
          <mo fence="true" form="postfix" stretchy="false">)</mo>
        </mrow>
        <mo stretchy="false">=</mo>
        <mover accent="true">
          <mi>b</mi>
          <mo stretchy="false">⃗</mo>
        </mover>
      </mrow>
      <mspace width="2em"/>
      <mo stretchy="false">⇔</mo>
      <mspace width="2em"/>
      <mrow>
        <mo fence="true" form="prefix" stretchy="true">{</mo>
        <mrow>
          <mtable>
            <mtr>
              <mtd>
                <mrow>
                  <mi>L</mi>
                  <mrow>
                    <mover accent="true">
                      <mi>y</mi>
                      <mo stretchy="false">⃗</mo>
                    </mover>
                    <mo stretchy="false">=</mo>
                    <mover accent="true">
                      <mi>b</mi>
                      <mo stretchy="false">⃗</mo>
                    </mover>
                  </mrow>
                  <mi>,</mi>
                </mrow>
              </mtd>
            </mtr>
            <mtr>
              <mtd>
                <mrow>
                  <mi>U</mi>
                  <mrow>
                    <mover accent="true">
                      <mi>x</mi>
                      <mo stretchy="false">⃗</mo>
                    </mover>
                    <mo stretchy="false">=</mo>
                    <mover accent="true">
                      <mi>y</mi>
                      <mo stretchy="false">⃗</mo>
                    </mover>
                  </mrow>
                </mrow>
              </mtd>
            </mtr>
          </mtable>
        </mrow>
      </mrow>
    </mrow>
    <annotation encoding="StarMath 5.0">A vec x = vec b ~dlrarrow~
LU vec x = vec b ~dlrarrow~
L( U vec x )= vec b ~dlrarrow~

left lbrace alignl{ stack{ 
L vec y = vec b, #
U vec x = vec y
} } right none</annotation>
  </semantics>
</math>
</file>

<file path=Object 2/content.xml><?xml version="1.0" encoding="utf-8"?>
<math xmlns="http://www.w3.org/1998/Math/MathML" display="block">
  <semantics>
    <mrow>
      <mi>A</mi>
      <mrow>
        <mover accent="true">
          <mi>x</mi>
          <mo stretchy="false">⃗</mo>
        </mover>
        <mo stretchy="false">=</mo>
        <mover accent="true">
          <mi>b</mi>
          <mo stretchy="false">⃗</mo>
        </mover>
      </mrow>
    </mrow>
    <annotation encoding="StarMath 5.0">A vec x = vec b
</annotation>
  </semantics>
</math>
</file>

<file path=Object 3/content.xml><?xml version="1.0" encoding="utf-8"?>
<math xmlns="http://www.w3.org/1998/Math/MathML" display="block">
  <semantics>
    <mover accent="true">
      <mi>b</mi>
      <mo stretchy="false">⃗</mo>
    </mover>
    <annotation encoding="StarMath 5.0">vec b
</annotation>
  </semantics>
</math>
</file>

<file path=Object 4/content.xml><?xml version="1.0" encoding="utf-8"?>
<math xmlns="http://www.w3.org/1998/Math/MathML" display="block">
  <semantics>
    <mrow>
      <mi>A</mi>
      <mrow>
        <mover accent="true">
          <msub>
            <mi>x</mi>
            <mn>1</mn>
          </msub>
          <mo stretchy="false">⃗</mo>
        </mover>
        <mo stretchy="false">=</mo>
        <mover accent="true">
          <msub>
            <mi>b</mi>
            <mn>1</mn>
          </msub>
          <mo stretchy="false">⃗</mo>
        </mover>
      </mrow>
      <mi>,</mi>
      <mi>A</mi>
      <mrow>
        <mover accent="true">
          <msub>
            <mi>x</mi>
            <mn>2</mn>
          </msub>
          <mo stretchy="false">⃗</mo>
        </mover>
        <mo stretchy="false">=</mo>
        <mover accent="true">
          <msub>
            <mi>b</mi>
            <mn>2</mn>
          </msub>
          <mo stretchy="false">⃗</mo>
        </mover>
      </mrow>
      <mi>,</mi>
      <mn>...</mn>
    </mrow>
    <annotation encoding="StarMath 5.0">A vec {x_1} = vec { b_1 }, A vec {x_2} = vec { b_2 }, ...

</annotation>
  </semantics>
</math>
</file>

<file path=Object 5/content.xml><?xml version="1.0" encoding="utf-8"?>
<math xmlns="http://www.w3.org/1998/Math/MathML" display="block">
  <semantics>
    <mover accent="true">
      <mi>y</mi>
      <mo stretchy="false">⃗</mo>
    </mover>
    <annotation encoding="StarMath 5.0">vec y
</annotation>
  </semantics>
</math>
</file>

<file path=Object 6/content.xml><?xml version="1.0" encoding="utf-8"?>
<math xmlns="http://www.w3.org/1998/Math/MathML" display="block">
  <semantics>
    <mover accent="true">
      <mi>x</mi>
      <mo stretchy="false">⃗</mo>
    </mover>
    <annotation encoding="StarMath 5.0">vec x
</annotation>
  </semantics>
</math>
</file>